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729in" fo:margin-left="-0.0535in" fo:margin-top="0in" fo:margin-bottom="0in" table:align="left"/>
    </style:style>
    <style:style style:name="Table2.A" style:family="table-column">
      <style:table-column-properties style:column-width="1.6139in"/>
    </style:style>
    <style:style style:name="Table2.B" style:family="table-column">
      <style:table-column-properties style:column-width="1.625in"/>
    </style:style>
    <style:style style:name="Table2.D" style:family="table-column">
      <style:table-column-properties style:column-width="1.70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0813in" fo:margin-top="0in" fo:margin-bottom="0in" table:align="left"/>
    </style:style>
    <style:style style:name="Table3.A" style:family="table-column">
      <style:table-column-properties style:column-width="1.62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0813in" fo:margin-top="0in" fo:margin-bottom="0in" table:align="left"/>
    </style:style>
    <style:style style:name="Table4.A" style:family="table-column">
      <style:table-column-properties style:column-width="1.62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0813in" fo:margin-top="0in" fo:margin-bottom="0in" table:align="left"/>
    </style:style>
    <style:style style:name="Table5.A" style:family="table-column">
      <style:table-column-properties style:column-width="1.62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0813in" fo:margin-top="0in" fo:margin-bottom="0in" table:align="left"/>
    </style:style>
    <style:style style:name="Table6.A" style:family="table-column">
      <style:table-column-properties style:column-width="1.62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0813in" fo:margin-top="0in" fo:margin-bottom="0in" table:align="left"/>
    </style:style>
    <style:style style:name="Table7.A" style:family="table-column">
      <style:table-column-properties style:column-width="1.625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0813in" fo:margin-top="0in" fo:margin-bottom="0in" table:align="left"/>
    </style:style>
    <style:style style:name="Table8.A" style:family="table-column">
      <style:table-column-properties style:column-width="1.62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0813in" fo:margin-top="0in" fo:margin-bottom="0in" table:align="left"/>
    </style:style>
    <style:style style:name="Table9.A" style:family="table-column">
      <style:table-column-properties style:column-width="1.62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0813in" fo:margin-top="0in" fo:margin-bottom="0in" table:align="left"/>
    </style:style>
    <style:style style:name="Table10.A" style:family="table-column">
      <style:table-column-properties style:column-width="1.62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0813in" fo:margin-top="0in" fo:margin-bottom="0in" table:align="left"/>
    </style:style>
    <style:style style:name="Table11.A" style:family="table-column">
      <style:table-column-properties style:column-width="1.625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0813in" fo:margin-top="0in" fo:margin-bottom="0in" table:align="left"/>
    </style:style>
    <style:style style:name="Table12.A" style:family="table-column">
      <style:table-column-properties style:column-width="1.625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0813in" fo:margin-top="0in" fo:margin-bottom="0in" table:align="left"/>
    </style:style>
    <style:style style:name="Table13.A" style:family="table-column">
      <style:table-column-properties style:column-width="1.625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0813in" fo:margin-top="0in" fo:margin-bottom="0in" table:align="left"/>
    </style:style>
    <style:style style:name="Table14.A" style:family="table-column">
      <style:table-column-properties style:column-width="1.625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0813in" fo:margin-top="0in" fo:margin-bottom="0in" table:align="left"/>
    </style:style>
    <style:style style:name="Table15.A" style:family="table-column">
      <style:table-column-properties style:column-width="1.625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0813in" fo:margin-top="0in" fo:margin-bottom="0in" table:align="left"/>
    </style:style>
    <style:style style:name="Table16.A" style:family="table-column">
      <style:table-column-properties style:column-width="1.625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0813in" fo:margin-top="0in" fo:margin-bottom="0in" table:align="left"/>
    </style:style>
    <style:style style:name="Table17.A" style:family="table-column">
      <style:table-column-properties style:column-width="1.625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0813in" fo:margin-top="0in" fo:margin-bottom="0in" table:align="left"/>
    </style:style>
    <style:style style:name="Table18.A" style:family="table-column">
      <style:table-column-properties style:column-width="1.625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0813in" fo:margin-top="0in" fo:margin-bottom="0in" table:align="left"/>
    </style:style>
    <style:style style:name="Table19.A" style:family="table-column">
      <style:table-column-properties style:column-width="1.625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0813in" fo:margin-top="0in" fo:margin-bottom="0in" table:align="left"/>
    </style:style>
    <style:style style:name="Table20.A" style:family="table-column">
      <style:table-column-properties style:column-width="1.625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0813in" fo:margin-top="0in" fo:margin-bottom="0in" table:align="left"/>
    </style:style>
    <style:style style:name="Table21.A" style:family="table-column">
      <style:table-column-properties style:column-width="1.625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0813in" fo:margin-top="0in" fo:margin-bottom="0in" table:align="left"/>
    </style:style>
    <style:style style:name="Table22.A" style:family="table-column">
      <style:table-column-properties style:column-width="1.625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0813in" fo:margin-top="0in" fo:margin-bottom="0in" table:align="left"/>
    </style:style>
    <style:style style:name="Table23.A" style:family="table-column">
      <style:table-column-properties style:column-width="1.625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0813in" fo:margin-top="0in" fo:margin-bottom="0in" table:align="left"/>
    </style:style>
    <style:style style:name="Table24.A" style:family="table-column">
      <style:table-column-properties style:column-width="1.625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0813in" fo:margin-top="0in" fo:margin-bottom="0in" table:align="left"/>
    </style:style>
    <style:style style:name="Table25.A" style:family="table-column">
      <style:table-column-properties style:column-width="1.625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text-align="center" style:justify-single-word="false" fo:orphans="0" fo:widows="0"/>
    </style:style>
    <style:style style:name="P3" style:family="paragraph" style:parent-style-name="Standard">
      <style:paragraph-properties fo:margin-top="0in" fo:margin-bottom="0in" loext:contextual-spacing="false" fo:line-height="100%" fo:text-align="justify" style:justify-single-word="false"/>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paragraph-properties fo:margin-top="0in" fo:margin-bottom="0in" loext:contextual-spacing="false" fo:text-align="justify" style:justify-single-word="false"/>
      <style:text-properties fo:color="#4a86e8"/>
    </style:style>
    <style:style style:name="P6" style:family="paragraph" style:parent-style-name="Standard">
      <style:paragraph-properties fo:margin-top="0in" fo:margin-bottom="0in" loext:contextual-spacing="false" fo:text-align="justify" style:justify-single-word="false"/>
      <style:text-properties fo:font-style="italic" style:font-style-asian="italic"/>
    </style:style>
    <style:style style:name="P7" style:family="paragraph" style:parent-style-name="Standard">
      <style:paragraph-properties fo:margin-top="0in" fo:margin-bottom="0in" loext:contextual-spacing="false" fo:text-align="justify" style:justify-single-word="false" fo:break-before="page"/>
    </style:style>
    <style:style style:name="P8" style:family="paragraph" style:parent-style-name="Standard">
      <style:paragraph-properties fo:margin-left="0in" fo:margin-right="0in" fo:margin-top="0in" fo:margin-bottom="0in" loext:contextual-spacing="false" fo:text-indent="0.5in" style:auto-text-indent="false"/>
    </style:style>
    <style:style style:name="P9"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10" style:family="paragraph" style:parent-style-name="Standard">
      <style:paragraph-properties fo:margin-left="0in" fo:margin-right="0in" fo:margin-top="0in" fo:margin-bottom="0in" loext:contextual-spacing="false" fo:text-indent="0in" style:auto-text-indent="false"/>
    </style:style>
    <style:style style:name="P11"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2" style:family="paragraph" style:parent-style-name="Standard">
      <style:paragraph-properties fo:margin-left="0in" fo:margin-right="0in" fo:margin-top="0in" fo:margin-bottom="0in" loext:contextual-spacing="false" fo:text-indent="0in" style:auto-text-indent="false"/>
      <style:text-properties fo:color="#4a86e8"/>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4" style:family="paragraph" style:parent-style-name="Standard">
      <style:paragraph-properties fo:margin-left="0.5in" fo:margin-right="0in" fo:margin-top="0in" fo:margin-bottom="0in" loext:contextual-spacing="false" fo:text-align="justify" style:justify-single-word="false" fo:text-indent="0.5in" style:auto-text-indent="false"/>
    </style:style>
    <style:style style:name="P15"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16" style:family="paragraph" style:parent-style-name="Standard">
      <style:paragraph-properties fo:margin-left="1in" fo:margin-right="0in" fo:margin-top="0in" fo:margin-bottom="0in" loext:contextual-spacing="false" fo:text-align="justify" style:justify-single-word="false" fo:text-indent="0.5in" style:auto-text-indent="false"/>
    </style:style>
    <style:style style:name="P17" style:family="paragraph" style:parent-style-name="Standard">
      <style:paragraph-properties fo:margin-left="1in" fo:margin-right="0in" fo:margin-top="0in" fo:margin-bottom="0in" loext:contextual-spacing="false" fo:text-align="justify" style:justify-single-word="false" fo:text-indent="0in" style:auto-text-indent="false"/>
    </style:style>
    <style:style style:name="P18" style:family="paragraph" style:parent-style-name="Standard">
      <style:paragraph-properties fo:margin-top="0in" fo:margin-bottom="0in" loext:contextual-spacing="false" fo:line-height="100%" fo:text-align="justify" style:justify-single-word="false"/>
      <style:text-properties style:font-name="Liberation Serif" fo:font-size="12pt" style:font-name-asian="Liberation Serif1" style:font-size-asian="12pt" style:font-name-complex="Liberation Serif1" style:font-size-complex="12pt"/>
    </style:style>
    <style:style style:name="P19" style:family="paragraph" style:parent-style-name="Standard">
      <style:paragraph-properties fo:margin-top="0in" fo:margin-bottom="0in" loext:contextual-spacing="false" fo:line-height="100%" fo:text-align="justify" style:justify-single-word="false"/>
      <style:text-properties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P20" style:family="paragraph" style:parent-style-name="Standard" style:master-page-name="Standard">
      <style:paragraph-properties fo:margin-top="0in" fo:margin-bottom="0in" loext:contextual-spacing="false" fo:text-align="justify" style:justify-single-word="false" style:page-number="1"/>
      <style:text-properties fo:font-weight="bold" style:font-weight-asian="bold"/>
    </style:style>
    <style:style style:name="P21" style:family="paragraph" style:parent-style-name="Standard">
      <style:paragraph-properties fo:margin-top="0in" fo:margin-bottom="0in" loext:contextual-spacing="false" fo:text-align="justify" style:justify-single-word="false" fo:break-before="page"/>
      <style:text-properties fo:font-style="italic" style:font-style-asian="italic"/>
    </style:style>
    <style:style style:name="P22" style:family="paragraph" style:parent-style-name="Standard" style:list-style-name="WWNum1">
      <style:paragraph-properties fo:margin-left="1in" fo:margin-right="0in" fo:text-align="justify" style:justify-single-word="false" fo:text-indent="-0.25in" style:auto-text-indent="false"/>
    </style:style>
    <style:style style:name="P23"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text-underline-style="solid" style:text-underline-width="auto" style:text-underline-color="font-color"/>
    </style:style>
    <style:style style:name="P24" style:family="paragraph" style:parent-style-name="Standard">
      <style:paragraph-properties fo:margin-left="0in" fo:margin-right="0in" fo:margin-top="0in" fo:margin-bottom="0in" loext:contextual-spacing="false" fo:text-align="justify" style:justify-single-word="false" fo:text-indent="0in" style:auto-text-indent="false" fo:break-before="page"/>
      <style:text-properties fo:font-style="italic" style:font-style-asian="italic"/>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escrição das componentes do diagrama e o Modelo Lógico Relacional:</text:p>
      <text:p text:style-name="P4"/>
      <text:p text:style-name="P4"><text:tab/>Cada subtítulo em itálico é equivalente a uma tabela do modelo relacional, exceto se alguma entidade possui atributos múltiplos, e compõe de quatro partes: descrição de cada Entidade/Relacionamento/Atributo do diagrama, um mapeamento para o modelo relacional com &lt;nome_da_tabela&gt;::&lt;atributos&gt;, a descrição técnica de cada atributo da tabela final e as restrições de integridade.</text:p>
      <text:p text:style-name="P4"/>
      <text:p text:style-name="P9">Legenda do mapeamento para modelo lógico:</text:p>
      <text:list xml:id="list826496397" text:style-name="WWNum1">
        <text:list-item>
          <text:p text:style-name="P22">Sublinhado indica chave primária</text:p>
        </text:list-item>
        <text:list-item>
          <text:p text:style-name="P22">Underscore indica chave estrangeira</text:p>
        </text:list-item>
        <text:list-item>
          <text:p text:style-name="P22">Asterisco indica que atributo admite valor nulo</text:p>
        </text:list-item>
      </text:list>
      <text:p text:style-name="P4"/>
      <text:p text:style-name="P7"><text:span text:style-name="T2">Country</text:span>:</text:p>
      <text:p text:style-name="P4"><text:tab/><text:span text:style-name="T1">Entidade Country</text:span>: possibilita anunciar a países específicos</text:p>
      <text:p text:style-name="P4"><text:tab/><text:tab/><text:span text:style-name="T4">country_id</text:span>: identificador do país.</text:p>
      <text:p text:style-name="P4"><text:tab/><text:tab/>country_name: nome do país. Útil para emissão de relatórios.</text:p>
      <text:p text:style-name="P4"/>
      <text:p text:style-name="P11">country::(<text:span text:style-name="T4">COUNTRYID</text:span>, COUNTRYNAME)</text:p>
      <table:table table:name="Table1" table:style-name="Table1">
        <table:table-column table:style-name="Table1.A" table:number-columns-repeated="4"/>
        <table:table-row table:style-name="Table1.1">
          <table:table-cell table:style-name="Table1.A1" office:value-type="string">
            <text:p text:style-name="P2">Atributo</text:p>
          </table:table-cell>
          <table:table-cell table:style-name="Table1.A1" office:value-type="string">
            <text:p text:style-name="P2">Tipo</text:p>
          </table:table-cell>
          <table:table-cell table:style-name="Table1.A1" office:value-type="string">
            <text:p text:style-name="P2">Tamanho</text:p>
          </table:table-cell>
          <table:table-cell table:style-name="Table1.A1" office:value-type="string">
            <text:p text:style-name="P2">Exemplo</text:p>
          </table:table-cell>
        </table:table-row>
        <table:table-row table:style-name="Table1.1">
          <table:table-cell table:style-name="Table1.A1" office:value-type="string">
            <text:p text:style-name="P2">COUNTRYID</text:p>
          </table:table-cell>
          <table:table-cell table:style-name="Table1.A1" office:value-type="string">
            <text:p text:style-name="P2">Char</text:p>
          </table:table-cell>
          <table:table-cell table:style-name="Table1.A1" office:value-type="string">
            <text:p text:style-name="P2">3</text:p>
          </table:table-cell>
          <table:table-cell table:style-name="Table1.A1" office:value-type="string">
            <text:p text:style-name="P2">BRA</text:p>
          </table:table-cell>
        </table:table-row>
        <table:table-row table:style-name="Table1.1">
          <table:table-cell table:style-name="Table1.A1" office:value-type="string">
            <text:p text:style-name="P2">COUNTRYNAME</text:p>
          </table:table-cell>
          <table:table-cell table:style-name="Table1.A1" office:value-type="string">
            <text:p text:style-name="P2">Varchar</text:p>
          </table:table-cell>
          <table:table-cell table:style-name="Table1.A1" office:value-type="string">
            <text:p text:style-name="P2">30</text:p>
          </table:table-cell>
          <table:table-cell table:style-name="Table1.A1" office:value-type="string">
            <text:p text:style-name="P2">BRASIL</text:p>
          </table:table-cell>
        </table:table-row>
      </table:table>
      <text:p text:style-name="P12"/>
      <text:p text:style-name="P12"/>
      <text:p text:style-name="P21">User, PseudoUser, UserPremium, Is From, Library e Owns:</text:p>
      <text:p text:style-name="P4"><text:tab/><text:span text:style-name="T1">Entidade User</text:span>: usuário base. Sem ele não há anunciantes, tampouco aplicação.</text:p>
      <text:p text:style-name="P14"><text:span text:style-name="T4">user_id</text:span>: identificador padrão.</text:p>
      <text:p text:style-name="P14">user_name: nome de usuário. Identificador do usuário, usado para login. Único.</text:p>
      <text:p text:style-name="P14">user_email: confirmação de cadastro, notificações diretas.</text:p>
      <text:p text:style-name="P14">user_password: necessário para acesso ao aplicativo.</text:p>
      <text:p text:style-name="P15"><text:span text:style-name="T3">Relacionamento Is From</text:span>: Países devem existir sem usuários para poder definir potenciais locais de expansão de acordo com o interesse de anunciantes. Útil também para gerar relatórios de número de usuários por país, inclusos os países cadastrados sem usuários.</text:p>
      <text:p text:style-name="P15"><text:span text:style-name="T1">Entidade PseudoUser</text:span>: entidade auxiliar para funcionalidades de pré-assinatura.</text:p>
      <text:p text:style-name="P15"><text:span text:style-name="T1">Entidade UserPremium</text:span>: usuário com benefícios. Fonte de renda para a aplicação.</text:p>
      <text:p text:style-name="P15"><text:span text:style-name="T1">Entidade Library</text:span>: Ficamos em dúvida quanto à necessidade da entidade. Gostaríamos de ter algo que identificasse as listas de playlists e músicas sem estar relacionado à identificação direta do usuário. Parece ajudar a modularizar o raciocínio, apesar de superficial.</text:p>
      <text:p text:style-name="P15"><text:span text:style-name="T3">Relacionamento Owns</text:span>: Segue da mesma justificativa de Library.</text:p>
      <text:p text:style-name="P15"/>
      <text:p text:style-name="P11">_user::(<text:span text:style-name="T4">USERID</text:span>, USERNAME, EMAIL, PASSWORD, PREMIUMSTATE, _COUNTRYID, LIBID)</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3">Atributo</text:p>
          </table:table-cell>
          <table:table-cell table:style-name="Table2.A1" office:value-type="string">
            <text:p text:style-name="P13">Tipo</text:p>
          </table:table-cell>
          <table:table-cell table:style-name="Table2.A1" office:value-type="string">
            <text:p text:style-name="P13">Tamanho</text:p>
          </table:table-cell>
          <table:table-cell table:style-name="Table2.A1" office:value-type="string">
            <text:p text:style-name="P13">Exemplo</text:p>
          </table:table-cell>
        </table:table-row>
        <table:table-row table:style-name="Table2.1">
          <table:table-cell table:style-name="Table2.A1" office:value-type="string">
            <text:p text:style-name="P13">USERID</text:p>
          </table:table-cell>
          <table:table-cell table:style-name="Table2.A1" office:value-type="string">
            <text:p text:style-name="P13">Char</text:p>
          </table:table-cell>
          <table:table-cell table:style-name="Table2.A1" office:value-type="string">
            <text:p text:style-name="P13">10</text:p>
          </table:table-cell>
          <table:table-cell table:style-name="Table2.A1" office:value-type="string">
            <text:p text:style-name="P2">SR38A9C5BR</text:p>
          </table:table-cell>
        </table:table-row>
        <table:table-row table:style-name="Table2.1">
          <table:table-cell table:style-name="Table2.A1" office:value-type="string">
            <text:p text:style-name="P13">USERNAME</text:p>
          </table:table-cell>
          <table:table-cell table:style-name="Table2.A1" office:value-type="string">
            <text:p text:style-name="P13">Varchar</text:p>
          </table:table-cell>
          <table:table-cell table:style-name="Table2.A1" office:value-type="string">
            <text:p text:style-name="P13">20</text:p>
          </table:table-cell>
          <table:table-cell table:style-name="Table2.A1" office:value-type="string">
            <text:p text:style-name="P13">salvDali</text:p>
          </table:table-cell>
        </table:table-row>
        <table:table-row table:style-name="Table2.1">
          <table:table-cell table:style-name="Table2.A1" office:value-type="string">
            <text:p text:style-name="P13">EMAIL</text:p>
          </table:table-cell>
          <table:table-cell table:style-name="Table2.A1" office:value-type="string">
            <text:p text:style-name="P13">Varchar</text:p>
          </table:table-cell>
          <table:table-cell table:style-name="Table2.A1" office:value-type="string">
            <text:p text:style-name="P13">40</text:p>
          </table:table-cell>
          <table:table-cell table:style-name="Table2.A1" office:value-type="string">
            <text:p text:style-name="P13">salv_dali@domain.com</text:p>
          </table:table-cell>
        </table:table-row>
        <table:table-row table:style-name="Table2.1">
          <table:table-cell table:style-name="Table2.A1" office:value-type="string">
            <text:p text:style-name="P13">PASSWORD</text:p>
          </table:table-cell>
          <table:table-cell table:style-name="Table2.A1" office:value-type="string">
            <text:p text:style-name="P13">Varchar</text:p>
          </table:table-cell>
          <table:table-cell table:style-name="Table2.A1" office:value-type="string">
            <text:p text:style-name="P13">8-20</text:p>
          </table:table-cell>
          <table:table-cell table:style-name="Table2.A1" office:value-type="string">
            <text:p text:style-name="P13">12thisAintMaPass!321</text:p>
          </table:table-cell>
        </table:table-row>
        <table:table-row table:style-name="Table2.1">
          <table:table-cell table:style-name="Table2.A1" office:value-type="string">
            <text:p text:style-name="P13">PREMIUMSTATE</text:p>
          </table:table-cell>
          <table:table-cell table:style-name="Table2.A1" office:value-type="string">
            <text:p text:style-name="P13">Boolean</text:p>
          </table:table-cell>
          <table:table-cell table:style-name="Table2.A1" office:value-type="string">
            <text:p text:style-name="P13">1</text:p>
          </table:table-cell>
          <table:table-cell table:style-name="Table2.A1" office:value-type="string">
            <text:p text:style-name="P13">T</text:p>
          </table:table-cell>
        </table:table-row>
        <table:table-row table:style-name="Table2.1">
          <table:table-cell table:style-name="Table2.A1" office:value-type="string">
            <text:p text:style-name="P13">COUNTRYID</text:p>
          </table:table-cell>
          <table:table-cell table:style-name="Table2.A1" office:value-type="string">
            <text:p text:style-name="P13">Char</text:p>
          </table:table-cell>
          <table:table-cell table:style-name="Table2.A1" office:value-type="string">
            <text:p text:style-name="P13">3</text:p>
          </table:table-cell>
          <table:table-cell table:style-name="Table2.A1" office:value-type="string">
            <text:p text:style-name="P13">BRA</text:p>
          </table:table-cell>
        </table:table-row>
        <table:table-row table:style-name="Table2.1">
          <table:table-cell table:style-name="Table2.A1" office:value-type="string">
            <text:p text:style-name="P13">LIBID</text:p>
          </table:table-cell>
          <table:table-cell table:style-name="Table2.A1" office:value-type="string">
            <text:p text:style-name="P13">Char</text:p>
          </table:table-cell>
          <table:table-cell table:style-name="Table2.A1" office:value-type="string">
            <text:p text:style-name="P13">10</text:p>
          </table:table-cell>
          <table:table-cell table:style-name="Table2.A1" office:value-type="string">
            <text:p text:style-name="P13">LIB1054357</text:p>
          </table:table-cell>
        </table:table-row>
      </table:table>
      <text:p text:style-name="P9">PREMIUMSTATE é uma enumeração indicando o tipo de User, como segue: 0 - User; 1 - PseudoUser; 2 - UserPremium.</text:p>
      <text:p text:style-name="P4"/>
      <text:p text:style-name="P23">Restrições de integridade:</text:p>
      <text:p text:style-name="P4"><text:tab/><text:tab/><text:span text:style-name="T1">COUNTRYID</text:span>:</text:p>
      <text:p text:style-name="P16">Delete: <text:s/>Restrict. Caso existem usuários de um dado país, este deve constar na base de dados.</text:p>
      <text:p text:style-name="P16">Update<text:tab/>: Cascade.</text:p>
      <text:p text:style-name="P11"/>
      <text:p text:style-name="P11"/>
      <text:p text:style-name="P24">Is To Firm:</text:p>
      <text:p text:style-name="P11"><text:tab/><text:span text:style-name="T3">Relacionamento Is To Firm</text:span>: Necessário para encontrar o(s) usuário(s) a sofrer(em) modificações.</text:p>
      <text:p text:style-name="P11"/>
      <text:p text:style-name="P11">waitingConfirmation::(_<text:span text:style-name="T4">USERID</text:span>, _CONTRACTID) </text:p>
      <table:table table:name="Table3" table:style-name="Table3">
        <table:table-column table:style-name="Table3.A" table:number-columns-repeated="4"/>
        <table:table-row table:style-name="Table3.1">
          <table:table-cell table:style-name="Table3.A1" office:value-type="string">
            <text:p text:style-name="P2">Atributo</text:p>
          </table:table-cell>
          <table:table-cell table:style-name="Table3.A1" office:value-type="string">
            <text:p text:style-name="P2">Tipo</text:p>
          </table:table-cell>
          <table:table-cell table:style-name="Table3.A1" office:value-type="string">
            <text:p text:style-name="P2">Tamanho</text:p>
          </table:table-cell>
          <table:table-cell table:style-name="Table3.A1" office:value-type="string">
            <text:p text:style-name="P2">Exemplo</text:p>
          </table:table-cell>
        </table:table-row>
        <table:table-row table:style-name="Table3.1">
          <table:table-cell table:style-name="Table3.A1" office:value-type="string">
            <text:p text:style-name="P2">USERID</text:p>
          </table:table-cell>
          <table:table-cell table:style-name="Table3.A1" office:value-type="string">
            <text:p text:style-name="P2">Char</text:p>
          </table:table-cell>
          <table:table-cell table:style-name="Table3.A1" office:value-type="string">
            <text:p text:style-name="P2">10</text:p>
          </table:table-cell>
          <table:table-cell table:style-name="Table3.A1" office:value-type="string">
            <text:p text:style-name="P2">SR38A9C5BR</text:p>
          </table:table-cell>
        </table:table-row>
        <table:table-row table:style-name="Table3.1">
          <table:table-cell table:style-name="Table3.A1" office:value-type="string">
            <text:p text:style-name="P2">CONTRACTID</text:p>
          </table:table-cell>
          <table:table-cell table:style-name="Table3.A1" office:value-type="string">
            <text:p text:style-name="P2">Char</text:p>
          </table:table-cell>
          <table:table-cell table:style-name="Table3.A1" office:value-type="string">
            <text:p text:style-name="P2">10</text:p>
          </table:table-cell>
          <table:table-cell table:style-name="Table3.A1" office:value-type="string">
            <text:p text:style-name="P2">CT38B978BR</text:p>
          </table:table-cell>
        </table:table-row>
      </table:table>
      <text:p text:style-name="P4"><text:tab/>Descrição: Quando o usuário decidir aderir a um plano, uma entrada nesta tabela e em contrato são criadas. A entrada é removida quando o primeiro pagamento for efetuado ou quando a data para o primeiro pagamento expirar.</text:p>
      <text:p text:style-name="P9"/>
      <text:p text:style-name="P23">Restrições de integridade: </text:p>
      <text:p text:style-name="P9"><text:tab/><text:span text:style-name="T1">USERID</text:span>:</text:p>
      <text:p text:style-name="P16">Delete: <text:s/>Cascade. Um usuário não prende sua existência no banco de dados à ação de gerar um contrato. Tampouco interessa que os dados de sua potencial assinatura sejam guardados permanentemente.</text:p>
      <text:p text:style-name="P16">Update<text:tab/>: Restrict. Não nos interessa modificar IDs de usuários.</text:p>
      <text:p text:style-name="P11"><text:tab/><text:tab/><text:span text:style-name="T1">CONTRACTID</text:span>:</text:p>
      <text:p text:style-name="P16">Delete: <text:s/>Cascade. Um contrato é apagado da base de dados se o primeiro pagamento não for efetuado até data limite.</text:p>
      <text:p text:style-name="P16">Update<text:tab/>: Restrict. Não nos interessa modificar contratos atrelados a qualquer funcionalidade.</text:p>
      <text:p text:style-name="P11"/>
      <text:p text:style-name="P11"/>
      <text:p text:style-name="P24">Subscribes:</text:p>
      <text:p text:style-name="P11"><text:tab/><text:span text:style-name="T3">Relacionamento Subscribes</text:span>: indica usuários vinculados a um contrato.</text:p>
      <text:p text:style-name="P11"><text:tab/><text:tab/>holder_id: o usuário responsável pelo contrato. Útil para entrar em contato caso seja necessário, ou oferecer melhorias de plano. Único.</text:p>
      <text:p text:style-name="P11"/>
      <text:p text:style-name="P11">subscription::(_<text:span text:style-name="T4">CONTRACTID</text:span>, _<text:span text:style-name="T4">USERID</text:span>, _HOLDERID, _PLANID)</text:p>
      <table:table table:name="Table4" table:style-name="Table4">
        <table:table-column table:style-name="Table4.A" table:number-columns-repeated="4"/>
        <table:table-row table:style-name="Table4.1">
          <table:table-cell table:style-name="Table4.A1" office:value-type="string">
            <text:p text:style-name="P2">Atributo</text:p>
          </table:table-cell>
          <table:table-cell table:style-name="Table4.A1" office:value-type="string">
            <text:p text:style-name="P2">Tipo</text:p>
          </table:table-cell>
          <table:table-cell table:style-name="Table4.A1" office:value-type="string">
            <text:p text:style-name="P2">Tamanho</text:p>
          </table:table-cell>
          <table:table-cell table:style-name="Table4.A1" office:value-type="string">
            <text:p text:style-name="P2">Exemplo</text:p>
          </table:table-cell>
        </table:table-row>
        <table:table-row table:style-name="Table4.1">
          <table:table-cell table:style-name="Table4.A1" office:value-type="string">
            <text:p text:style-name="P2">CONTRACT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CT38B978BR</text:p>
          </table:table-cell>
        </table:table-row>
        <table:table-row table:style-name="Table4.1">
          <table:table-cell table:style-name="Table4.A1" office:value-type="string">
            <text:p text:style-name="P2">USER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SR38A9C5BR</text:p>
          </table:table-cell>
        </table:table-row>
        <table:table-row table:style-name="Table4.1">
          <table:table-cell table:style-name="Table4.A1" office:value-type="string">
            <text:p text:style-name="P2">HOLDER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SR38A9C5BR</text:p>
          </table:table-cell>
        </table:table-row>
        <table:table-row table:style-name="Table4.1">
          <table:table-cell table:style-name="Table4.A1" office:value-type="string">
            <text:p text:style-name="P2">PLANID</text:p>
          </table:table-cell>
          <table:table-cell table:style-name="Table4.A1" office:value-type="string">
            <text:p text:style-name="P2">Char</text:p>
          </table:table-cell>
          <table:table-cell table:style-name="Table4.A1" office:value-type="string">
            <text:p text:style-name="P2">3</text:p>
          </table:table-cell>
          <table:table-cell table:style-name="Table4.A1" office:value-type="string">
            <text:p text:style-name="P2">PRE</text:p>
          </table:table-cell>
        </table:table-row>
      </table:table>
      <text:p text:style-name="P11"><text:tab/>HOLDERID é o ID do User responsável pela assinatura.</text:p>
      <text:p text:style-name="P4"/>
      <text:p text:style-name="P9"><text:span text:style-name="T4">Restrições de integridade:</text:span> </text:p>
      <text:p text:style-name="P14"><text:span text:style-name="T1">CONTRACTID</text:span>:</text:p>
      <text:p text:style-name="P16">Delete: Restrict. Um contrato só pode ser removido da base de dados seguindo um conjunto de passos bem definidos, onde seus relacionamentos serão removidos primeiro.</text:p>
      <text:p text:style-name="P16">Update: Restrict. Não nos interessa modificar contratos firmados.</text:p>
      <text:p text:style-name="P14"><text:span text:style-name="T1">USERID</text:span>:</text:p>
      <text:p text:style-name="P17"><text:tab/>Delete: Cascade. Caso o usuário seja removido, este deve ser removido de toda base de dados.</text:p>
      <text:p text:style-name="P16">Update: Restrict. Não nos interessa modificar identificadores de usuários.</text:p>
      <text:p text:style-name="P14"><text:span text:style-name="T1">HOLDERID</text:span>:</text:p>
      <text:p text:style-name="P16">Delete: Cascade. Caso o usuário seja removido, este deve ser removido de toda base de dados. Há risco de inconsistências pois um usuário pode ser responsável por um contrato que abrange outros usuários. Ideal seria tratar este caso com um gatilho OU garantir que os efeitos indesejados estejam descritos em contrato.</text:p>
      <text:p text:style-name="P16">Update: Restrict. Não nos interessa modificar identificadores de usuários.</text:p>
      <text:p text:style-name="P14"><text:span text:style-name="T1">PLANID</text:span>:</text:p>
      <text:p text:style-name="P16">Delete: Restrict. Um plano não pode ser apagado se houver algum contrato onde conste. Caso se queira remover um plano que consta em uma assinatura, este deve ser mantido e sua disponibilidade atualizada de modo a não permitir novas assinaturas.</text:p>
      <text:p text:style-name="P15"><text:tab/><text:tab/>Update: Restrict.</text:p>
      <text:p text:style-name="P11"/>
      <text:p text:style-name="P11"/>
      <text:p text:style-name="P24">Plan:</text:p>
      <text:p text:style-name="P11"><text:tab/><text:span text:style-name="T1">Entidade Plan</text:span>: Planos devem existir independentemente de estarem vinculados a um usuário e contrato. </text:p>
      <text:p text:style-name="P11"><text:tab/><text:tab/><text:span text:style-name="T4">plan_id</text:span>: visa facilitar as consultas que relacionem planos a contratos ou usuários.</text:p>
      <text:p text:style-name="P11"><text:tab/><text:tab/>plan_name: nome do plano. Útil para apresentações. Único.</text:p>
      <text:p text:style-name="P11"><text:tab/><text:tab/>plan_price: valor associado à assinatura mensal em dólares.</text:p>
      <text:p text:style-name="P11"><text:tab/><text:tab/>available: indica se o plano segue disponível para novas assinaturas. Para que contratos sigam contendo planos válidos.</text:p>
      <text:p text:style-name="P11"><text:tab/><text:tab/></text:p>
      <text:p text:style-name="P11"/>
      <text:p text:style-name="P11">plan::(<text:span text:style-name="T4">PLANID</text:span>, PLANNAME, PLANPRICE, AVAILABLE) </text:p>
      <table:table table:name="Table5" table:style-name="Table5">
        <table:table-column table:style-name="Table5.A" table:number-columns-repeated="4"/>
        <table:table-row table:style-name="Table5.1">
          <table:table-cell table:style-name="Table5.A1" office:value-type="string">
            <text:p text:style-name="P2">Atributo</text:p>
          </table:table-cell>
          <table:table-cell table:style-name="Table5.A1" office:value-type="string">
            <text:p text:style-name="P2">Tipo</text:p>
          </table:table-cell>
          <table:table-cell table:style-name="Table5.A1" office:value-type="string">
            <text:p text:style-name="P2">Tamanho</text:p>
          </table:table-cell>
          <table:table-cell table:style-name="Table5.A1" office:value-type="string">
            <text:p text:style-name="P2">Exemplo</text:p>
          </table:table-cell>
        </table:table-row>
        <table:table-row table:style-name="Table5.1">
          <table:table-cell table:style-name="Table5.A1" office:value-type="string">
            <text:p text:style-name="P2">PLANID</text:p>
          </table:table-cell>
          <table:table-cell table:style-name="Table5.A1" office:value-type="string">
            <text:p text:style-name="P2">Char</text:p>
          </table:table-cell>
          <table:table-cell table:style-name="Table5.A1" office:value-type="string">
            <text:p text:style-name="P2">3</text:p>
          </table:table-cell>
          <table:table-cell table:style-name="Table5.A1" office:value-type="string">
            <text:p text:style-name="P2">PRE</text:p>
          </table:table-cell>
        </table:table-row>
        <table:table-row table:style-name="Table5.1">
          <table:table-cell table:style-name="Table5.A1" office:value-type="string">
            <text:p text:style-name="P2">PLANNAME</text:p>
          </table:table-cell>
          <table:table-cell table:style-name="Table5.A1" office:value-type="string">
            <text:p text:style-name="P2">Varchar</text:p>
          </table:table-cell>
          <table:table-cell table:style-name="Table5.A1" office:value-type="string">
            <text:p text:style-name="P2">20</text:p>
          </table:table-cell>
          <table:table-cell table:style-name="Table5.A1" office:value-type="string">
            <text:p text:style-name="P2">Premium</text:p>
          </table:table-cell>
        </table:table-row>
        <table:table-row table:style-name="Table5.1">
          <table:table-cell table:style-name="Table5.A1" office:value-type="string">
            <text:p text:style-name="P2">PLANPRICE</text:p>
          </table:table-cell>
          <table:table-cell table:style-name="Table5.A1" office:value-type="string">
            <text:p text:style-name="P2">Float</text:p>
          </table:table-cell>
          <table:table-cell table:style-name="Table5.A1" office:value-type="string">
            <text:p text:style-name="P2">4</text:p>
          </table:table-cell>
          <table:table-cell table:style-name="Table5.A1" office:value-type="string">
            <text:p text:style-name="P2">16.90</text:p>
          </table:table-cell>
        </table:table-row>
        <table:table-row table:style-name="Table5.1">
          <table:table-cell table:style-name="Table5.A1" office:value-type="string">
            <text:p text:style-name="P2">AVAILABLE</text:p>
          </table:table-cell>
          <table:table-cell table:style-name="Table5.A1" office:value-type="string">
            <text:p text:style-name="P2">Boolena</text:p>
          </table:table-cell>
          <table:table-cell table:style-name="Table5.A1" office:value-type="string">
            <text:p text:style-name="P2">1</text:p>
          </table:table-cell>
          <table:table-cell table:style-name="Table5.A1" office:value-type="string">
            <text:p text:style-name="P2">T</text:p>
          </table:table-cell>
        </table:table-row>
      </table:table>
      <text:p text:style-name="P11"/>
      <text:p text:style-name="P11"/>
      <text:p text:style-name="P24">Contains:</text:p>
      <text:p text:style-name="P11"><text:tab/><text:span text:style-name="T3">Relacionamento Contains</text:span>: Necessário para funcionalidades da aplicação do ponto de vista do usuário. Codifica as playlists salvas pelo usuário.</text:p>
      <text:p text:style-name="P11"><text:tab/><text:tab/>** A funcionalidade de criação de playlists pelo usuário foi suprimida.</text:p>
      <text:p text:style-name="P11"/>
      <text:p text:style-name="P11">lib_playlist::(_<text:span text:style-name="T4">LIBID</text:span>, _<text:span text:style-name="T4">PLAYID</text:span>)</text:p>
      <table:table table:name="Table6" table:style-name="Table6">
        <table:table-column table:style-name="Table6.A" table:number-columns-repeated="4"/>
        <table:table-row table:style-name="Table6.1">
          <table:table-cell table:style-name="Table6.A1" office:value-type="string">
            <text:p text:style-name="P2">Atributo</text:p>
          </table:table-cell>
          <table:table-cell table:style-name="Table6.A1" office:value-type="string">
            <text:p text:style-name="P2">Tipo</text:p>
          </table:table-cell>
          <table:table-cell table:style-name="Table6.A1" office:value-type="string">
            <text:p text:style-name="P2">Tamanho</text:p>
          </table:table-cell>
          <table:table-cell table:style-name="Table6.A1" office:value-type="string">
            <text:p text:style-name="P2">Exemplo</text:p>
          </table:table-cell>
        </table:table-row>
        <table:table-row table:style-name="Table6.1">
          <table:table-cell table:style-name="Table6.A1" office:value-type="string">
            <text:p text:style-name="P2">LIBID</text:p>
          </table:table-cell>
          <table:table-cell table:style-name="Table6.A1" office:value-type="string">
            <text:p text:style-name="P2">Char</text:p>
          </table:table-cell>
          <table:table-cell table:style-name="Table6.A1" office:value-type="string">
            <text:p text:style-name="P2">10</text:p>
          </table:table-cell>
          <table:table-cell table:style-name="Table6.A1" office:value-type="string">
            <text:p text:style-name="P2">LIB1054357</text:p>
          </table:table-cell>
        </table:table-row>
        <table:table-row table:style-name="Table6.1">
          <table:table-cell table:style-name="Table6.A1" office:value-type="string">
            <text:p text:style-name="P2">PLAYID</text:p>
          </table:table-cell>
          <table:table-cell table:style-name="Table6.A1" office:value-type="string">
            <text:p text:style-name="P2">Char</text:p>
          </table:table-cell>
          <table:table-cell table:style-name="Table6.A1" office:value-type="string">
            <text:p text:style-name="P2">15</text:p>
          </table:table-cell>
          <table:table-cell table:style-name="Table6.A1" office:value-type="string">
            <text:p text:style-name="P2">PL3740192837461</text:p>
          </table:table-cell>
        </table:table-row>
      </table:table>
      <text:p text:style-name="P5"/>
      <text:p text:style-name="P23">Restrições de integridade:</text:p>
      <text:p text:style-name="P4"><text:tab/><text:tab/><text:span text:style-name="T1">LIBID</text:span>:</text:p>
      <text:p text:style-name="P17"><text:tab/>Delete: Cascade. Uma biblioteca só é apagada junto à remoção do usuário, não nos interessando mantê-la neste caso.</text:p>
      <text:p text:style-name="P4"><text:tab/><text:tab/><text:tab/>Update: Restrict. Não nos interesse modificar o identificador de bibliotecas.</text:p>
      <text:p text:style-name="P4"><text:tab/></text:p>
      <text:p text:style-name="P4"><text:tab/><text:tab/><text:span text:style-name="T1">PLAYID</text:span>:</text:p>
      <text:p text:style-name="P16">Delete: Cascade. Playlist sendo deletada, deve deletar as tuplas formadas por aquela playlist.</text:p>
      <text:p text:style-name="P4"><text:tab/><text:tab/><text:tab/>Update: Restrict. Uma playlist não muda de identificador após recebê-lo.</text:p>
      <text:p text:style-name="P5"/>
      <text:p text:style-name="P5"/>
      <text:p text:style-name="P21">Hold References:</text:p>
      <text:p text:style-name="P4"><text:tab/><text:span text:style-name="T3">Relacionamento Hold References</text:span>: Necessário para funcionalidades da aplicação do ponto de vista do usuário. Codifica as músicas salvas pelo usuário.</text:p>
      <text:p text:style-name="P4"/>
      <text:p text:style-name="P4">lib_music::(_<text:span text:style-name="T4">LIBID</text:span>, _<text:span text:style-name="T4">MUSICID</text:span>)</text:p>
      <table:table table:name="Table7" table:style-name="Table7">
        <table:table-column table:style-name="Table7.A" table:number-columns-repeated="4"/>
        <table:table-row table:style-name="Table7.1">
          <table:table-cell table:style-name="Table7.A1" office:value-type="string">
            <text:p text:style-name="P2">Atributo</text:p>
          </table:table-cell>
          <table:table-cell table:style-name="Table7.A1" office:value-type="string">
            <text:p text:style-name="P2">Tipo</text:p>
          </table:table-cell>
          <table:table-cell table:style-name="Table7.A1" office:value-type="string">
            <text:p text:style-name="P2">Tamanho</text:p>
          </table:table-cell>
          <table:table-cell table:style-name="Table7.A1" office:value-type="string">
            <text:p text:style-name="P2">Exemplo</text:p>
          </table:table-cell>
        </table:table-row>
        <table:table-row table:style-name="Table7.1">
          <table:table-cell table:style-name="Table7.A1" office:value-type="string">
            <text:p text:style-name="P2">LIBID</text:p>
          </table:table-cell>
          <table:table-cell table:style-name="Table7.A1" office:value-type="string">
            <text:p text:style-name="P2">Char</text:p>
          </table:table-cell>
          <table:table-cell table:style-name="Table7.A1" office:value-type="string">
            <text:p text:style-name="P2">10</text:p>
          </table:table-cell>
          <table:table-cell table:style-name="Table7.A1" office:value-type="string">
            <text:p text:style-name="P2">LIB1054357</text:p>
          </table:table-cell>
        </table:table-row>
        <table:table-row table:style-name="Table7.1">
          <table:table-cell table:style-name="Table7.A1" office:value-type="string">
            <text:p text:style-name="P2">MUSICID</text:p>
          </table:table-cell>
          <table:table-cell table:style-name="Table7.A1" office:value-type="string">
            <text:p text:style-name="P2">Char</text:p>
          </table:table-cell>
          <table:table-cell table:style-name="Table7.A1" office:value-type="string">
            <text:p text:style-name="P2">15</text:p>
          </table:table-cell>
          <table:table-cell table:style-name="Table7.A1" office:value-type="string">
            <text:p text:style-name="P2">MUS837401728492</text:p>
          </table:table-cell>
        </table:table-row>
      </table:table>
      <text:p text:style-name="P1"/>
      <text:p text:style-name="P23">Restrições de integridade:</text:p>
      <text:p text:style-name="P4"><text:tab/><text:tab/><text:span text:style-name="T1">LIBID</text:span>:</text:p>
      <text:p text:style-name="P16">Delete: Cascade. Uma biblioteca só é apagada junto à remoção do usuário, não nos interessando mantê-la neste caso.</text:p>
      <text:p text:style-name="P4"><text:tab/><text:tab/><text:tab/>Update: Restrict. Não nos interesse modificar o identificador de bibliotecas.</text:p>
      <text:p text:style-name="P4"><text:tab/><text:tab/><text:span text:style-name="T1">MUSICID</text:span>:</text:p>
      <text:p text:style-name="P16">Delete: Cascade. No momento que uma música é removida, suas informações devem ser removidas da base de dados.</text:p>
      <text:p text:style-name="P4"><text:tab/><text:tab/><text:tab/>Update: Restrict. Não nos interessa modificar identificadores de músicas.</text:p>
      <text:p text:style-name="P4"/>
      <text:p text:style-name="P4"/>
      <text:p text:style-name="P24">Playlist e Classify Playlist:</text:p>
      <text:p text:style-name="P11"><text:tab/><text:span text:style-name="T1">Entidade Playlist</text:span>: Guarda um conjunto de músicas.</text:p>
      <text:p text:style-name="P11"><text:tab/><text:tab/><text:span text:style-name="T4">playlist_id</text:span>: Necessário para que haja uma chave única.</text:p>
      <text:p text:style-name="P11"><text:tab/><text:tab/>playlist_name: Nome da playlist</text:p>
      <text:p text:style-name="P11"><text:tab/><text:tab/>is_public: Determina se a playlist é privada ou pública (pode ser exibida a outros usuários em uma busca).</text:p>
      <text:p text:style-name="P11"><text:tab/><text:span text:style-name="T3">Relacionamento Classify Playlist</text:span>: Categorização da playlist de acordo com submissões de usuários e possivelmente algoritmos de inteligência artificial. Útil para o usuário.</text:p>
      <text:p text:style-name="P11"><text:tab/><text:tab/></text:p>
      <text:p text:style-name="P11">playlist::(<text:span text:style-name="T4">PLAYID</text:span>, PLAYNAME, ISPUBLIC, *_GENRE1, *_GENRE2)</text:p>
      <table:table table:name="Table8" table:style-name="Table8">
        <table:table-column table:style-name="Table8.A" table:number-columns-repeated="4"/>
        <table:table-row table:style-name="Table8.1">
          <table:table-cell table:style-name="Table8.A1" office:value-type="string">
            <text:p text:style-name="P2">Atributo</text:p>
          </table:table-cell>
          <table:table-cell table:style-name="Table8.A1" office:value-type="string">
            <text:p text:style-name="P2">Tipo</text:p>
          </table:table-cell>
          <table:table-cell table:style-name="Table8.A1" office:value-type="string">
            <text:p text:style-name="P2">Tamanho</text:p>
          </table:table-cell>
          <table:table-cell table:style-name="Table8.A1" office:value-type="string">
            <text:p text:style-name="P2">Exemplo</text:p>
          </table:table-cell>
        </table:table-row>
        <table:table-row table:style-name="Table8.1">
          <table:table-cell table:style-name="Table8.A1" office:value-type="string">
            <text:p text:style-name="P2">PLAYID</text:p>
          </table:table-cell>
          <table:table-cell table:style-name="Table8.A1" office:value-type="string">
            <text:p text:style-name="P2">Char</text:p>
          </table:table-cell>
          <table:table-cell table:style-name="Table8.A1" office:value-type="string">
            <text:p text:style-name="P2">15</text:p>
          </table:table-cell>
          <table:table-cell table:style-name="Table8.A1" office:value-type="string">
            <text:p text:style-name="P2">PL3740192837461</text:p>
          </table:table-cell>
        </table:table-row>
        <table:table-row table:style-name="Table8.1">
          <table:table-cell table:style-name="Table8.A1" office:value-type="string">
            <text:p text:style-name="P2">PLAYNAME</text:p>
          </table:table-cell>
          <table:table-cell table:style-name="Table8.A1" office:value-type="string">
            <text:p text:style-name="P2">Varchar</text:p>
          </table:table-cell>
          <table:table-cell table:style-name="Table8.A1" office:value-type="string">
            <text:p text:style-name="P2">60</text:p>
          </table:table-cell>
          <table:table-cell table:style-name="Table8.A1" office:value-type="string">
            <text:p text:style-name="P2">The 60’s are back</text:p>
          </table:table-cell>
        </table:table-row>
        <table:table-row table:style-name="Table8.1">
          <table:table-cell table:style-name="Table8.A1" office:value-type="string">
            <text:p text:style-name="P2">ISPUBLIC</text:p>
          </table:table-cell>
          <table:table-cell table:style-name="Table8.A1" office:value-type="string">
            <text:p text:style-name="P2">Boolean</text:p>
          </table:table-cell>
          <table:table-cell table:style-name="Table8.A1" office:value-type="string">
            <text:p text:style-name="P2">1</text:p>
          </table:table-cell>
          <table:table-cell table:style-name="Table8.A1" office:value-type="string">
            <text:p text:style-name="P2">T</text:p>
          </table:table-cell>
        </table:table-row>
        <table:table-row table:style-name="Table8.1">
          <table:table-cell table:style-name="Table8.A1" office:value-type="string">
            <text:p text:style-name="P2">GENRE1</text:p>
          </table:table-cell>
          <table:table-cell table:style-name="Table8.A1" office:value-type="string">
            <text:p text:style-name="P2">Char</text:p>
          </table:table-cell>
          <table:table-cell table:style-name="Table8.A1" office:value-type="string">
            <text:p text:style-name="P2">5</text:p>
          </table:table-cell>
          <table:table-cell table:style-name="Table8.A1" office:value-type="string">
            <text:p text:style-name="P2">POP00</text:p>
          </table:table-cell>
        </table:table-row>
        <table:table-row table:style-name="Table8.1">
          <table:table-cell table:style-name="Table8.A1" office:value-type="string">
            <text:p text:style-name="P2">GENRE2</text:p>
          </table:table-cell>
          <table:table-cell table:style-name="Table8.A1" office:value-type="string">
            <text:p text:style-name="P2">Char</text:p>
          </table:table-cell>
          <table:table-cell table:style-name="Table8.A1" office:value-type="string">
            <text:p text:style-name="P2">5</text:p>
          </table:table-cell>
          <table:table-cell table:style-name="Table8.A1" office:value-type="string">
            <text:p text:style-name="P2">ROCK0</text:p>
          </table:table-cell>
        </table:table-row>
      </table:table>
      <text:p text:style-name="P1"/>
      <text:p text:style-name="P23">Restrições de integridade:</text:p>
      <text:p text:style-name="P11"><text:tab/><text:tab/><text:span text:style-name="T1">GENRE1</text:span> e <text:span text:style-name="T1">GENRE2</text:span>:</text:p>
      <text:p text:style-name="P17"><text:tab/>Delete: Set Null. Uma vez que admite valor nulo, quando um gênero for deletado todas as tuplas que o contém irão ser atualizadas com valor nulo para esse gênero.</text:p>
      <text:p text:style-name="P11"><text:tab/><text:tab/><text:tab/>Update: Cascade.</text:p>
      <text:p text:style-name="P11"/>
      <text:p text:style-name="P24">Music e Classify Music:</text:p>
      <text:p text:style-name="P11"><text:tab/><text:span text:style-name="T1">Entidade Music</text:span>: O objeto final da aplicação do ponto de vista do usuário.</text:p>
      <text:p text:style-name="P4"><text:tab/><text:tab/><text:span text:style-name="T4">music_id</text:span>: Necessário para que haja uma chave única.</text:p>
      <text:p text:style-name="P4"><text:tab/><text:tab/>music_name: Nome da música</text:p>
      <text:p text:style-name="P4"><text:tab/><text:span text:style-name="T3">Relacionamento Classify Music</text:span>: Categorização da música de acordo com a submissão do artista e possivelmente algoritmos de inteligência artificial. Útil para o usuário.</text:p>
      <text:p text:style-name="P4"/>
      <text:p text:style-name="P11">music::(<text:span text:style-name="T4">MUSICID</text:span>, MUSICNAME, *_GENRE1, *_GENRE2)</text:p>
      <table:table table:name="Table9" table:style-name="Table9">
        <table:table-column table:style-name="Table9.A" table:number-columns-repeated="4"/>
        <table:table-row table:style-name="Table9.1">
          <table:table-cell table:style-name="Table9.A1" office:value-type="string">
            <text:p text:style-name="P2">Atributo</text:p>
          </table:table-cell>
          <table:table-cell table:style-name="Table9.A1" office:value-type="string">
            <text:p text:style-name="P2">Tipo</text:p>
          </table:table-cell>
          <table:table-cell table:style-name="Table9.A1" office:value-type="string">
            <text:p text:style-name="P2">Tamanho</text:p>
          </table:table-cell>
          <table:table-cell table:style-name="Table9.A1" office:value-type="string">
            <text:p text:style-name="P2">Exemplo</text:p>
          </table:table-cell>
        </table:table-row>
        <table:table-row table:style-name="Table9.1">
          <table:table-cell table:style-name="Table9.A1" office:value-type="string">
            <text:p text:style-name="P2">MUSICID</text:p>
          </table:table-cell>
          <table:table-cell table:style-name="Table9.A1" office:value-type="string">
            <text:p text:style-name="P2">Char</text:p>
          </table:table-cell>
          <table:table-cell table:style-name="Table9.A1" office:value-type="string">
            <text:p text:style-name="P2">15</text:p>
          </table:table-cell>
          <table:table-cell table:style-name="Table9.A1" office:value-type="string">
            <text:p text:style-name="P2">MUS837401728492</text:p>
          </table:table-cell>
        </table:table-row>
        <table:table-row table:style-name="Table9.1">
          <table:table-cell table:style-name="Table9.A1" office:value-type="string">
            <text:p text:style-name="P2">MUSICNAME</text:p>
          </table:table-cell>
          <table:table-cell table:style-name="Table9.A1" office:value-type="string">
            <text:p text:style-name="P2">Varchar</text:p>
          </table:table-cell>
          <table:table-cell table:style-name="Table9.A1" office:value-type="string">
            <text:p text:style-name="P2">60</text:p>
          </table:table-cell>
          <table:table-cell table:style-name="Table9.A1" office:value-type="string">
            <text:p text:style-name="P2">Singing in the rain</text:p>
          </table:table-cell>
        </table:table-row>
        <table:table-row table:style-name="Table9.1">
          <table:table-cell table:style-name="Table9.A1" office:value-type="string">
            <text:p text:style-name="P2">GENRE1</text:p>
          </table:table-cell>
          <table:table-cell table:style-name="Table9.A1" office:value-type="string">
            <text:p text:style-name="P2">Char</text:p>
          </table:table-cell>
          <table:table-cell table:style-name="Table9.A1" office:value-type="string">
            <text:p text:style-name="P2">5</text:p>
          </table:table-cell>
          <table:table-cell table:style-name="Table9.A1" office:value-type="string">
            <text:p text:style-name="P2">HOUS0</text:p>
          </table:table-cell>
        </table:table-row>
        <table:table-row table:style-name="Table9.1">
          <table:table-cell table:style-name="Table9.A1" office:value-type="string">
            <text:p text:style-name="P2">GENRE2</text:p>
          </table:table-cell>
          <table:table-cell table:style-name="Table9.A1" office:value-type="string">
            <text:p text:style-name="P2">Char</text:p>
          </table:table-cell>
          <table:table-cell table:style-name="Table9.A1" office:value-type="string">
            <text:p text:style-name="P2">5</text:p>
          </table:table-cell>
          <table:table-cell table:style-name="Table9.A1" office:value-type="string">
            <text:p text:style-name="P2"/>
          </table:table-cell>
        </table:table-row>
      </table:table>
      <text:p text:style-name="P4"/>
      <text:p text:style-name="P23">Restrições de integridade:</text:p>
      <text:p text:style-name="P4"><text:tab/><text:tab/><text:span text:style-name="T1">GENRE1</text:span> e <text:span text:style-name="T1">GENRE2</text:span>:</text:p>
      <text:p text:style-name="P17"><text:tab/>Delete: Set Null. Uma vez que admite valor nulo, quando um gênero for deletado todas as tuplas que o contém irão ser atualizadas com valor nulo para esse gênero.</text:p>
      <text:p text:style-name="P4"><text:tab/><text:tab/><text:tab/>Update: Cascade.</text:p>
      <text:p text:style-name="P4"/>
      <text:p text:style-name="P9"/>
      <text:p text:style-name="P24">Includes:</text:p>
      <text:p text:style-name="P11"><text:tab/><text:span text:style-name="T3">Relacionamento Includes</text:span>: Codifica músicas listadas em uma Playlist.</text:p>
      <text:p text:style-name="P10"/>
      <text:p text:style-name="P10">playlist_music::(_<text:span text:style-name="T4">PLAYID</text:span>, _<text:span text:style-name="T4">MUSICID</text:span>)</text:p>
      <table:table table:name="Table10" table:style-name="Table10">
        <table:table-column table:style-name="Table10.A" table:number-columns-repeated="4"/>
        <table:table-row table:style-name="Table10.1">
          <table:table-cell table:style-name="Table10.A1" office:value-type="string">
            <text:p text:style-name="P2">Atributo</text:p>
          </table:table-cell>
          <table:table-cell table:style-name="Table10.A1" office:value-type="string">
            <text:p text:style-name="P2">Tipo</text:p>
          </table:table-cell>
          <table:table-cell table:style-name="Table10.A1" office:value-type="string">
            <text:p text:style-name="P2">Tamanho</text:p>
          </table:table-cell>
          <table:table-cell table:style-name="Table10.A1" office:value-type="string">
            <text:p text:style-name="P2">Exemplo</text:p>
          </table:table-cell>
        </table:table-row>
        <table:table-row table:style-name="Table10.1">
          <table:table-cell table:style-name="Table10.A1" office:value-type="string">
            <text:p text:style-name="P2">PLAYID</text:p>
          </table:table-cell>
          <table:table-cell table:style-name="Table10.A1" office:value-type="string">
            <text:p text:style-name="P2">Char</text:p>
          </table:table-cell>
          <table:table-cell table:style-name="Table10.A1" office:value-type="string">
            <text:p text:style-name="P2">15</text:p>
          </table:table-cell>
          <table:table-cell table:style-name="Table10.A1" office:value-type="string">
            <text:p text:style-name="P2">PL3740192837461</text:p>
          </table:table-cell>
        </table:table-row>
        <table:table-row table:style-name="Table10.1">
          <table:table-cell table:style-name="Table10.A1" office:value-type="string">
            <text:p text:style-name="P2">MUSICID</text:p>
          </table:table-cell>
          <table:table-cell table:style-name="Table10.A1" office:value-type="string">
            <text:p text:style-name="P2">Char</text:p>
          </table:table-cell>
          <table:table-cell table:style-name="Table10.A1" office:value-type="string">
            <text:p text:style-name="P2">15</text:p>
          </table:table-cell>
          <table:table-cell table:style-name="Table10.A1" office:value-type="string">
            <text:p text:style-name="P2">MUS837401728492</text:p>
          </table:table-cell>
        </table:table-row>
      </table:table>
      <text:p text:style-name="P1"/>
      <text:p text:style-name="P23">Restrições de integridade:</text:p>
      <text:p text:style-name="P4"><text:tab/><text:tab/><text:span text:style-name="T1">PLAYID</text:span>:</text:p>
      <text:p text:style-name="P17"><text:tab/>Delete: Cascade. Playlist sendo deletada, deve deletar as tuplas formadas por aquela playlist.</text:p>
      <text:p text:style-name="P4"><text:tab/><text:tab/><text:tab/>Update: Restrict. Uma playlist não muda de identificador após recebê-lo.</text:p>
      <text:p text:style-name="P4"><text:tab/><text:tab/><text:span text:style-name="T1">MUSICID</text:span>:</text:p>
      <text:p text:style-name="P16">Delete: Cascade. No momento que uma música é removida, suas informações devem ser removidas da base de dados.</text:p>
      <text:p text:style-name="P4"><text:tab/><text:tab/><text:tab/>Update: Restrict. Não nos interessa modificar identificadores de músicas.</text:p>
      <text:p text:style-name="P4"/>
      <text:p text:style-name="P24">Album e Classify Album:</text:p>
      <text:p text:style-name="P9"><text:span text:style-name="T1">Entidade Album</text:span>: Codifica um álbum publicado.</text:p>
      <text:p text:style-name="P4"><text:tab/><text:tab/><text:span text:style-name="T4">album_id</text:span>: Necessário para que haja uma chave única.</text:p>
      <text:p text:style-name="P4"><text:tab/><text:tab/>album_name: Nome do album</text:p>
      <text:p text:style-name="P4"><text:tab/><text:span text:style-name="T3">Relacionamento Classify Album</text:span>: Categorização do álbum de acordo com uma submissão manual e possivelmente algoritmos de inteligência artificial. Útil para o usuário.</text:p>
      <text:p text:style-name="P4"/>
      <text:p text:style-name="P11">album:: (<text:span text:style-name="T4">ALBUMID</text:span>, NAME, *_GENRE1, *_GENRE2)</text:p>
      <table:table table:name="Table11" table:style-name="Table11">
        <table:table-column table:style-name="Table11.A" table:number-columns-repeated="4"/>
        <table:table-row table:style-name="Table11.1">
          <table:table-cell table:style-name="Table11.A1" office:value-type="string">
            <text:p text:style-name="P2">Atributo</text:p>
          </table:table-cell>
          <table:table-cell table:style-name="Table11.A1" office:value-type="string">
            <text:p text:style-name="P2">Tipo</text:p>
          </table:table-cell>
          <table:table-cell table:style-name="Table11.A1" office:value-type="string">
            <text:p text:style-name="P2">Tamanho</text:p>
          </table:table-cell>
          <table:table-cell table:style-name="Table11.A1" office:value-type="string">
            <text:p text:style-name="P2">Exemplo</text:p>
          </table:table-cell>
        </table:table-row>
        <table:table-row table:style-name="Table11.1">
          <table:table-cell table:style-name="Table11.A1" office:value-type="string">
            <text:p text:style-name="P2">ALBUMID</text:p>
          </table:table-cell>
          <table:table-cell table:style-name="Table11.A1" office:value-type="string">
            <text:p text:style-name="P2">Char</text:p>
          </table:table-cell>
          <table:table-cell table:style-name="Table11.A1" office:value-type="string">
            <text:p text:style-name="P2">12</text:p>
          </table:table-cell>
          <table:table-cell table:style-name="Table11.A1" office:value-type="string">
            <text:p text:style-name="P2">ALB019274659</text:p>
          </table:table-cell>
        </table:table-row>
        <table:table-row table:style-name="Table11.1">
          <table:table-cell table:style-name="Table11.A1" office:value-type="string">
            <text:p text:style-name="P2">NAME</text:p>
          </table:table-cell>
          <table:table-cell table:style-name="Table11.A1" office:value-type="string">
            <text:p text:style-name="P2">Varchar</text:p>
          </table:table-cell>
          <table:table-cell table:style-name="Table11.A1" office:value-type="string">
            <text:p text:style-name="P2">60</text:p>
          </table:table-cell>
          <table:table-cell table:style-name="Table11.A1" office:value-type="string">
            <text:p text:style-name="P2">Tropicália</text:p>
          </table:table-cell>
        </table:table-row>
        <table:table-row table:style-name="Table11.1">
          <table:table-cell table:style-name="Table11.A1" office:value-type="string">
            <text:p text:style-name="P2">GENRE1</text:p>
          </table:table-cell>
          <table:table-cell table:style-name="Table11.A1" office:value-type="string">
            <text:p text:style-name="P2">Char</text:p>
          </table:table-cell>
          <table:table-cell table:style-name="Table11.A1" office:value-type="string">
            <text:p text:style-name="P2">5</text:p>
          </table:table-cell>
          <table:table-cell table:style-name="Table11.A1" office:value-type="string">
            <text:p text:style-name="P2">TROPI</text:p>
          </table:table-cell>
        </table:table-row>
        <table:table-row table:style-name="Table11.1">
          <table:table-cell table:style-name="Table11.A1" office:value-type="string">
            <text:p text:style-name="P2">GENRE2</text:p>
          </table:table-cell>
          <table:table-cell table:style-name="Table11.A1" office:value-type="string">
            <text:p text:style-name="P2">Char</text:p>
          </table:table-cell>
          <table:table-cell table:style-name="Table11.A1" office:value-type="string">
            <text:p text:style-name="P2">5</text:p>
          </table:table-cell>
          <table:table-cell table:style-name="Table11.A1" office:value-type="string">
            <text:p text:style-name="P2">BRPOP</text:p>
          </table:table-cell>
        </table:table-row>
      </table:table>
      <text:p text:style-name="P4"/>
      <text:p text:style-name="P23">Restrições de integridade:</text:p>
      <text:p text:style-name="P4"><text:tab/><text:tab/><text:span text:style-name="T1">GENRE1</text:span> e <text:span text:style-name="T1">GENRE2</text:span>:</text:p>
      <text:p text:style-name="P16">Delete: Set Null. Uma vez que admite valor nulo, quando um gênero for deletado todas as tuplas que o contém irão ser atualizadas com valor nulo para esse gênero.</text:p>
      <text:p text:style-name="P4"><text:tab/><text:tab/><text:tab/>Update: Cascade.</text:p>
      <text:p text:style-name="P9"/>
      <text:p text:style-name="P24">Features:</text:p>
      <text:p text:style-name="P11"><text:tab/><text:span text:style-name="T3">Relacionamento Features</text:span>: Codifica a participação de músicas em álbuns.</text:p>
      <text:p text:style-name="P11"/>
      <text:p text:style-name="P11">album_music::(_<text:span text:style-name="T4">ALBUMID</text:span>, _<text:span text:style-name="T4">MUSICID</text:span>)</text:p>
      <table:table table:name="Table12" table:style-name="Table12">
        <table:table-column table:style-name="Table12.A" table:number-columns-repeated="4"/>
        <table:table-row table:style-name="Table12.1">
          <table:table-cell table:style-name="Table12.A1" office:value-type="string">
            <text:p text:style-name="P2">Atributo</text:p>
          </table:table-cell>
          <table:table-cell table:style-name="Table12.A1" office:value-type="string">
            <text:p text:style-name="P2">Tipo</text:p>
          </table:table-cell>
          <table:table-cell table:style-name="Table12.A1" office:value-type="string">
            <text:p text:style-name="P2">Tamanho</text:p>
          </table:table-cell>
          <table:table-cell table:style-name="Table12.A1" office:value-type="string">
            <text:p text:style-name="P2">Exemplo</text:p>
          </table:table-cell>
        </table:table-row>
        <table:table-row table:style-name="Table12.1">
          <table:table-cell table:style-name="Table12.A1" office:value-type="string">
            <text:p text:style-name="P2">ALBUMID</text:p>
          </table:table-cell>
          <table:table-cell table:style-name="Table12.A1" office:value-type="string">
            <text:p text:style-name="P2">Char</text:p>
          </table:table-cell>
          <table:table-cell table:style-name="Table12.A1" office:value-type="string">
            <text:p text:style-name="P2">12</text:p>
          </table:table-cell>
          <table:table-cell table:style-name="Table12.A1" office:value-type="string">
            <text:p text:style-name="P2">ALB019274659</text:p>
          </table:table-cell>
        </table:table-row>
        <table:table-row table:style-name="Table12.1">
          <table:table-cell table:style-name="Table12.A1" office:value-type="string">
            <text:p text:style-name="P2">MUSICID</text:p>
          </table:table-cell>
          <table:table-cell table:style-name="Table12.A1" office:value-type="string">
            <text:p text:style-name="P2">Varchar</text:p>
          </table:table-cell>
          <table:table-cell table:style-name="Table12.A1" office:value-type="string">
            <text:p text:style-name="P2">15</text:p>
          </table:table-cell>
          <table:table-cell table:style-name="Table12.A1" office:value-type="string">
            <text:p text:style-name="P2">MUS837401728492</text:p>
          </table:table-cell>
        </table:table-row>
      </table:table>
      <text:p text:style-name="P4"/>
      <text:p text:style-name="P23">Restrições de integridade:</text:p>
      <text:p text:style-name="P4"><text:tab/><text:tab/><text:span text:style-name="T1">ALBUMID</text:span>:</text:p>
      <text:p text:style-name="P16">Delete: Cascade. Um álbum pode ser removido da base de dados por completo.</text:p>
      <text:p text:style-name="P4"><text:tab/><text:tab/><text:tab/>Update: Restrict. Não nos interessa modificar identificador de álbum.</text:p>
      <text:p text:style-name="P4"><text:tab/><text:tab/><text:span text:style-name="T1">MUSICID</text:span>:</text:p>
      <text:p text:style-name="P16">Delete: Restrict. Um álbum é uma publicação, e como tal deve ser tratado atomicamente.</text:p>
      <text:p text:style-name="P4"><text:tab/><text:tab/><text:tab/>Update: Restrict. Não nos interessa modificar identificadores de músicas.</text:p>
      <text:p text:style-name="P4"/>
      <text:p text:style-name="P24">Artist e Classify Artist:</text:p>
      <text:p text:style-name="P11"><text:tab/><text:span text:style-name="T1">Entidade Artist</text:span>: Um artista. Útil ao usuário. </text:p>
      <text:p text:style-name="P11"><text:tab/><text:tab/><text:span text:style-name="T4">artist_id</text:span>: Necessário para que haja uma chave única.</text:p>
      <text:p text:style-name="P4"><text:tab/><text:tab/>artist_name: Nome do artista</text:p>
      <text:p text:style-name="P4"><text:tab/><text:span text:style-name="T3">Relacionamento Classify Artist</text:span>: Categorização do artista de acordo com uma submissão manual e possivelmente algoritmos de inteligência artificial. Útil para o usuário.</text:p>
      <text:p text:style-name="P4"/>
      <text:p text:style-name="P11">artist::(<text:span text:style-name="T4">ARTID</text:span>, ARTNAME, *_GENRE1, *_GENRE2)</text:p>
      <table:table table:name="Table13" table:style-name="Table13">
        <table:table-column table:style-name="Table13.A" table:number-columns-repeated="4"/>
        <table:table-row table:style-name="Table13.1">
          <table:table-cell table:style-name="Table13.A1" office:value-type="string">
            <text:p text:style-name="P2">Atributo</text:p>
          </table:table-cell>
          <table:table-cell table:style-name="Table13.A1" office:value-type="string">
            <text:p text:style-name="P2">Tipo</text:p>
          </table:table-cell>
          <table:table-cell table:style-name="Table13.A1" office:value-type="string">
            <text:p text:style-name="P2">Tamanho</text:p>
          </table:table-cell>
          <table:table-cell table:style-name="Table13.A1" office:value-type="string">
            <text:p text:style-name="P2">Exemplo</text:p>
          </table:table-cell>
        </table:table-row>
        <table:table-row table:style-name="Table13.1">
          <table:table-cell table:style-name="Table13.A1" office:value-type="string">
            <text:p text:style-name="P2">ARTID</text:p>
          </table:table-cell>
          <table:table-cell table:style-name="Table13.A1" office:value-type="string">
            <text:p text:style-name="P2">Char</text:p>
          </table:table-cell>
          <table:table-cell table:style-name="Table13.A1" office:value-type="string">
            <text:p text:style-name="P2">8</text:p>
          </table:table-cell>
          <table:table-cell table:style-name="Table13.A1" office:value-type="string">
            <text:p text:style-name="P2">ART83740293</text:p>
          </table:table-cell>
        </table:table-row>
        <table:table-row table:style-name="Table13.1">
          <table:table-cell table:style-name="Table13.A1" office:value-type="string">
            <text:p text:style-name="P2">ARTNAME</text:p>
          </table:table-cell>
          <table:table-cell table:style-name="Table13.A1" office:value-type="string">
            <text:p text:style-name="P2">Varchar</text:p>
          </table:table-cell>
          <table:table-cell table:style-name="Table13.A1" office:value-type="string">
            <text:p text:style-name="P2">30</text:p>
          </table:table-cell>
          <table:table-cell table:style-name="Table13.A1" office:value-type="string">
            <text:p text:style-name="P2">Johann Sebastian Bach</text:p>
          </table:table-cell>
        </table:table-row>
        <table:table-row table:style-name="Table13.1">
          <table:table-cell table:style-name="Table13.A1" office:value-type="string">
            <text:p text:style-name="P2">GENRE1</text:p>
          </table:table-cell>
          <table:table-cell table:style-name="Table13.A1" office:value-type="string">
            <text:p text:style-name="P2">Char</text:p>
          </table:table-cell>
          <table:table-cell table:style-name="Table13.A1" office:value-type="string">
            <text:p text:style-name="P2">5</text:p>
          </table:table-cell>
          <table:table-cell table:style-name="Table13.A1" office:value-type="string">
            <text:p text:style-name="P2">CLAS0</text:p>
          </table:table-cell>
        </table:table-row>
        <table:table-row table:style-name="Table13.1">
          <table:table-cell table:style-name="Table13.A1" office:value-type="string">
            <text:p text:style-name="P2">GENRE2</text:p>
          </table:table-cell>
          <table:table-cell table:style-name="Table13.A1" office:value-type="string">
            <text:p text:style-name="P2">Char</text:p>
          </table:table-cell>
          <table:table-cell table:style-name="Table13.A1" office:value-type="string">
            <text:p text:style-name="P2">5</text:p>
          </table:table-cell>
          <table:table-cell table:style-name="Table13.A1" office:value-type="string">
            <text:p text:style-name="P2"/>
          </table:table-cell>
        </table:table-row>
      </table:table>
      <text:p text:style-name="P1"/>
      <text:p text:style-name="P23">Restrições de integridade:</text:p>
      <text:p text:style-name="P4"><text:tab/><text:tab/><text:span text:style-name="T1">GENRE1</text:span> e <text:span text:style-name="T1">GENRE2</text:span>:</text:p>
      <text:p text:style-name="P17"><text:tab/>Delete: Set Null. Uma vez que admite valor nulo, quando um gênero for deletado todas as tuplas que o contém irão ser atualizadas com valor nulo para esse gênero.</text:p>
      <text:p text:style-name="P4"><text:tab/><text:tab/><text:tab/>Update: Cascade.</text:p>
      <text:p text:style-name="P4"/>
      <text:p text:style-name="P24">Takes Part:</text:p>
      <text:p text:style-name="P9"><text:span text:style-name="T3">Relacionamento Takes Part:</text:span> Codifica a participação de artistas em um álbum. Útil para o usuário. </text:p>
      <text:p text:style-name="P9"/>
      <text:p text:style-name="P11">artist_album::(_<text:span text:style-name="T4">ALBUMID</text:span>, _<text:span text:style-name="T4">ARTID</text:span>)</text:p>
      <table:table table:name="Table14" table:style-name="Table14">
        <table:table-column table:style-name="Table14.A" table:number-columns-repeated="4"/>
        <table:table-row table:style-name="Table14.1">
          <table:table-cell table:style-name="Table14.A1" office:value-type="string">
            <text:p text:style-name="P2">Atributo</text:p>
          </table:table-cell>
          <table:table-cell table:style-name="Table14.A1" office:value-type="string">
            <text:p text:style-name="P2">Tipo</text:p>
          </table:table-cell>
          <table:table-cell table:style-name="Table14.A1" office:value-type="string">
            <text:p text:style-name="P2">Tamanho</text:p>
          </table:table-cell>
          <table:table-cell table:style-name="Table14.A1" office:value-type="string">
            <text:p text:style-name="P2">Exemplo</text:p>
          </table:table-cell>
        </table:table-row>
        <table:table-row table:style-name="Table14.1">
          <table:table-cell table:style-name="Table14.A1" office:value-type="string">
            <text:p text:style-name="P2">ALBUMID</text:p>
          </table:table-cell>
          <table:table-cell table:style-name="Table14.A1" office:value-type="string">
            <text:p text:style-name="P2">Char</text:p>
          </table:table-cell>
          <table:table-cell table:style-name="Table14.A1" office:value-type="string">
            <text:p text:style-name="P2">12</text:p>
          </table:table-cell>
          <table:table-cell table:style-name="Table14.A1" office:value-type="string">
            <text:p text:style-name="P2">ALB019274656</text:p>
          </table:table-cell>
        </table:table-row>
        <table:table-row table:style-name="Table14.1">
          <table:table-cell table:style-name="Table14.A1" office:value-type="string">
            <text:p text:style-name="P2">ARTID</text:p>
          </table:table-cell>
          <table:table-cell table:style-name="Table14.A1" office:value-type="string">
            <text:p text:style-name="P2">Char</text:p>
          </table:table-cell>
          <table:table-cell table:style-name="Table14.A1" office:value-type="string">
            <text:p text:style-name="P2">8</text:p>
          </table:table-cell>
          <table:table-cell table:style-name="Table14.A1" office:value-type="string">
            <text:p text:style-name="P2">ART83740292</text:p>
          </table:table-cell>
        </table:table-row>
      </table:table>
      <text:p text:style-name="P4"/>
      <text:p text:style-name="P23">Restrições de integridade:</text:p>
      <text:p text:style-name="P4"><text:tab/><text:tab/><text:span text:style-name="T1">ALBUMID</text:span>:</text:p>
      <text:p text:style-name="P17"><text:tab/>Delete: Cascade. Um álbum pode ser removido da base de dados por completo.</text:p>
      <text:p text:style-name="P4"><text:tab/><text:tab/><text:tab/>Update: Restrict. Não nos interessa modificar identificador de álbum.</text:p>
      <text:p text:style-name="P4"><text:tab/><text:tab/><text:span text:style-name="T1">ARTID</text:span>:</text:p>
      <text:p text:style-name="P16">Delete: Restrict. Um artista não pode ser removido sem que antes sejam removidos todos seus álbuns.</text:p>
      <text:p text:style-name="P4"><text:tab/><text:tab/><text:tab/>Update: Restrict. Não nos interessa modificar identificadores de artistas.</text:p>
      <text:p text:style-name="P11"/>
      <text:p text:style-name="P24">Composes:</text:p>
      <text:p text:style-name="P11"><text:tab/><text:span text:style-name="T3">Relacionamento Composes</text:span>: Codifica autorias de um artista.</text:p>
      <text:p text:style-name="P11"/>
      <text:p text:style-name="P11">composes::(_<text:span text:style-name="T4">ARTID</text:span>, _<text:span text:style-name="T4">MUSICID</text:span>)</text:p>
      <table:table table:name="Table15" table:style-name="Table15">
        <table:table-column table:style-name="Table15.A" table:number-columns-repeated="4"/>
        <table:table-row table:style-name="Table15.1">
          <table:table-cell table:style-name="Table15.A1" office:value-type="string">
            <text:p text:style-name="P2">Atributo</text:p>
          </table:table-cell>
          <table:table-cell table:style-name="Table15.A1" office:value-type="string">
            <text:p text:style-name="P2">Tipo</text:p>
          </table:table-cell>
          <table:table-cell table:style-name="Table15.A1" office:value-type="string">
            <text:p text:style-name="P2">Tamanho</text:p>
          </table:table-cell>
          <table:table-cell table:style-name="Table15.A1" office:value-type="string">
            <text:p text:style-name="P2">Exemplo</text:p>
          </table:table-cell>
        </table:table-row>
        <table:table-row table:style-name="Table15.1">
          <table:table-cell table:style-name="Table15.A1" office:value-type="string">
            <text:p text:style-name="P2">ARTID</text:p>
          </table:table-cell>
          <table:table-cell table:style-name="Table15.A1" office:value-type="string">
            <text:p text:style-name="P2">Char</text:p>
          </table:table-cell>
          <table:table-cell table:style-name="Table15.A1" office:value-type="string">
            <text:p text:style-name="P2">8</text:p>
          </table:table-cell>
          <table:table-cell table:style-name="Table15.A1" office:value-type="string">
            <text:p text:style-name="P2">ART83740292</text:p>
          </table:table-cell>
        </table:table-row>
        <table:table-row table:style-name="Table15.1">
          <table:table-cell table:style-name="Table15.A1" office:value-type="string">
            <text:p text:style-name="P2">MUSICID</text:p>
          </table:table-cell>
          <table:table-cell table:style-name="Table15.A1" office:value-type="string">
            <text:p text:style-name="P2">Char</text:p>
          </table:table-cell>
          <table:table-cell table:style-name="Table15.A1" office:value-type="string">
            <text:p text:style-name="P2">15</text:p>
          </table:table-cell>
          <table:table-cell table:style-name="Table15.A1" office:value-type="string">
            <text:p text:style-name="P2">MUS837401728498</text:p>
          </table:table-cell>
        </table:table-row>
      </table:table>
      <text:p text:style-name="P1"/>
      <text:p text:style-name="P23">Restrições de integridade:</text:p>
      <text:p text:style-name="P4"><text:tab/><text:tab/><text:span text:style-name="T1">ARTID</text:span>:</text:p>
      <text:p text:style-name="P16">Delete: Restrict. Um artista não pode ser removido sem que antes sejam removidos todas suas músicas.</text:p>
      <text:p text:style-name="P4"><text:tab/><text:tab/><text:tab/>Update: Restrict. Não nos interessa modificar identificadores de artistas.</text:p>
      <text:p text:style-name="P4"><text:tab/><text:tab/><text:span text:style-name="T1">MUSICID</text:span>:</text:p>
      <text:p text:style-name="P4"><text:tab/><text:tab/><text:tab/>Delete: Cascade.</text:p>
      <text:p text:style-name="P4"><text:tab/><text:tab/><text:tab/>Update: Restrict. Não nos interessa modificar identificadores de músicas.</text:p>
      <text:p text:style-name="P11"/>
      <text:p text:style-name="P24">Genre: </text:p>
      <text:p text:style-name="P11"><text:tab/><text:span text:style-name="T1">Entidade Genre</text:span>: </text:p>
      <text:p text:style-name="P11"><text:tab/><text:tab/><text:span text:style-name="T4">genre_id</text:span>: Identificador único.</text:p>
      <text:p text:style-name="P11"><text:tab/><text:tab/>genre_name: Nome a ser apresentado ao usuário ou em relatórios.</text:p>
      <text:p text:style-name="P11"/>
      <text:p text:style-name="P11">genre::(<text:span text:style-name="T4">GENREID</text:span>, GENRENAME)</text:p>
      <table:table table:name="Table16" table:style-name="Table16">
        <table:table-column table:style-name="Table16.A" table:number-columns-repeated="4"/>
        <table:table-row table:style-name="Table16.1">
          <table:table-cell table:style-name="Table16.A1" office:value-type="string">
            <text:p text:style-name="P2">Atributo</text:p>
          </table:table-cell>
          <table:table-cell table:style-name="Table16.A1" office:value-type="string">
            <text:p text:style-name="P2">Tipo</text:p>
          </table:table-cell>
          <table:table-cell table:style-name="Table16.A1" office:value-type="string">
            <text:p text:style-name="P2">Tamanho</text:p>
          </table:table-cell>
          <table:table-cell table:style-name="Table16.A1" office:value-type="string">
            <text:p text:style-name="P2">Exemplo</text:p>
          </table:table-cell>
        </table:table-row>
        <table:table-row table:style-name="Table16.1">
          <table:table-cell table:style-name="Table16.A1" office:value-type="string">
            <text:p text:style-name="P2">GENREID</text:p>
          </table:table-cell>
          <table:table-cell table:style-name="Table16.A1" office:value-type="string">
            <text:p text:style-name="P2">Char</text:p>
          </table:table-cell>
          <table:table-cell table:style-name="Table16.A1" office:value-type="string">
            <text:p text:style-name="P2">5</text:p>
          </table:table-cell>
          <table:table-cell table:style-name="Table16.A1" office:value-type="string">
            <text:p text:style-name="P2">POP00</text:p>
          </table:table-cell>
        </table:table-row>
        <table:table-row table:style-name="Table16.1">
          <table:table-cell table:style-name="Table16.A1" office:value-type="string">
            <text:p text:style-name="P2">GENRENAME</text:p>
          </table:table-cell>
          <table:table-cell table:style-name="Table16.A1" office:value-type="string">
            <text:p text:style-name="P2">Varchar</text:p>
          </table:table-cell>
          <table:table-cell table:style-name="Table16.A1" office:value-type="string">
            <text:p text:style-name="P2">30</text:p>
          </table:table-cell>
          <table:table-cell table:style-name="Table16.A1" office:value-type="string">
            <text:p text:style-name="P2">Pop</text:p>
          </table:table-cell>
        </table:table-row>
      </table:table>
      <text:p text:style-name="P1"/>
      <text:p text:style-name="P9"/>
      <text:p text:style-name="P24">Contract, Plan Contract,Temp Plan Contract, Advertising Contract e Bound To:</text:p>
      <text:p text:style-name="P11"><text:tab/><text:span text:style-name="T1">Entidade Contract</text:span>: Necessária para identificar de forma generalizada as componentes de um contrato.</text:p>
      <text:p text:style-name="P11"><text:tab/><text:tab/><text:span text:style-name="T4">contract_id</text:span>: Identificador único de um contrato.</text:p>
      <text:p text:style-name="P11"><text:tab/><text:tab/>value: Valor mensal pelo serviço prestado.</text:p>
      <text:p text:style-name="P11"><text:tab/><text:span text:style-name="T1">Entidade Plan Contract</text:span>: Um contrato já firmado entre um usuário e o fornecedor da aplicação.</text:p>
      <text:p text:style-name="P11"><text:tab/><text:tab/>sign_date: Data em que o contrato foi efetivado por ambas as partes.</text:p>
      <text:p text:style-name="P11"><text:tab/><text:tab/>expire_date: Data de vencimento do contrato.</text:p>
      <text:p text:style-name="P11"><text:tab/><text:span text:style-name="T1">Entidade Temp Plan Contract</text:span>: Entidade auxiliar para controles de pré-contratação de planos.</text:p>
      <text:p text:style-name="P11"><text:tab/><text:span text:style-name="T1">Entidade Advertising Contract</text:span>: Contrato firmado entre a prestadora e um anunciante.</text:p>
      <text:p text:style-name="P11"><text:tab/><text:tab/>sign_date: Data em que o contrato foi efetivado por ambas as partes.</text:p>
      <text:p text:style-name="P4"><text:tab/><text:tab/>expire_date: Data de vencimento do contrato.</text:p>
      <text:p text:style-name="P11"><text:tab/><text:span text:style-name="T3">Relacionamento Bound To</text:span>: Identifica a qual documento um contrato está vinculado.</text:p>
      <text:p text:style-name="P11"><text:tab/></text:p>
      <text:p text:style-name="P11">contract::(<text:span text:style-name="T4">CONTRACTID</text:span>, *SIGNDATE, *EXPDATE, DOCID, TYPE)</text:p>
      <table:table table:name="Table17" table:style-name="Table17">
        <table:table-column table:style-name="Table17.A" table:number-columns-repeated="4"/>
        <table:table-row table:style-name="Table17.1">
          <table:table-cell table:style-name="Table17.A1" office:value-type="string">
            <text:p text:style-name="P2">Atributo</text:p>
          </table:table-cell>
          <table:table-cell table:style-name="Table17.A1" office:value-type="string">
            <text:p text:style-name="P2">Tipo</text:p>
          </table:table-cell>
          <table:table-cell table:style-name="Table17.A1" office:value-type="string">
            <text:p text:style-name="P2">Tamanho</text:p>
          </table:table-cell>
          <table:table-cell table:style-name="Table17.A1" office:value-type="string">
            <text:p text:style-name="P2">Exemplo</text:p>
          </table:table-cell>
        </table:table-row>
        <table:table-row table:style-name="Table17.1">
          <table:table-cell table:style-name="Table17.A1" office:value-type="string">
            <text:p text:style-name="P2">CONTRACTID</text:p>
          </table:table-cell>
          <table:table-cell table:style-name="Table17.A1" office:value-type="string">
            <text:p text:style-name="P2">Char</text:p>
          </table:table-cell>
          <table:table-cell table:style-name="Table17.A1" office:value-type="string">
            <text:p text:style-name="P2">10</text:p>
          </table:table-cell>
          <table:table-cell table:style-name="Table17.A1" office:value-type="string">
            <text:p text:style-name="P2">CT38B978BR</text:p>
          </table:table-cell>
        </table:table-row>
        <table:table-row table:style-name="Table17.1">
          <table:table-cell table:style-name="Table17.A1" office:value-type="string">
            <text:p text:style-name="P2">VALUE</text:p>
          </table:table-cell>
          <table:table-cell table:style-name="Table17.A1" office:value-type="string">
            <text:p text:style-name="P2">Float</text:p>
          </table:table-cell>
          <table:table-cell table:style-name="Table17.A1" office:value-type="string">
            <text:p text:style-name="P2">7</text:p>
          </table:table-cell>
          <table:table-cell table:style-name="Table17.A1" office:value-type="string">
            <text:p text:style-name="P2">00019.90</text:p>
          </table:table-cell>
        </table:table-row>
        <table:table-row table:style-name="Table17.1">
          <table:table-cell table:style-name="Table17.A1" office:value-type="string">
            <text:p text:style-name="P2">SIGNDATE</text:p>
          </table:table-cell>
          <table:table-cell table:style-name="Table17.A1" office:value-type="string">
            <text:p text:style-name="P2">Date</text:p>
          </table:table-cell>
          <table:table-cell table:style-name="Table17.A1" office:value-type="string">
            <text:p text:style-name="P2">1</text:p>
          </table:table-cell>
          <table:table-cell table:style-name="Table17.A1" office:value-type="string">
            <text:p text:style-name="P2">10-06-2018</text:p>
          </table:table-cell>
        </table:table-row>
        <table:table-row table:style-name="Table17.1">
          <table:table-cell table:style-name="Table17.A1" office:value-type="string">
            <text:p text:style-name="P2">EXPDATE</text:p>
          </table:table-cell>
          <table:table-cell table:style-name="Table17.A1" office:value-type="string">
            <text:p text:style-name="P2">Date</text:p>
          </table:table-cell>
          <table:table-cell table:style-name="Table17.A1" office:value-type="string">
            <text:p text:style-name="P2">1</text:p>
          </table:table-cell>
          <table:table-cell table:style-name="Table17.A1" office:value-type="string">
            <text:p text:style-name="P2">10-12-2018</text:p>
          </table:table-cell>
        </table:table-row>
        <table:table-row table:style-name="Table17.1">
          <table:table-cell table:style-name="Table17.A1" office:value-type="string">
            <text:p text:style-name="P2">DOCID</text:p>
          </table:table-cell>
          <table:table-cell table:style-name="Table17.A1" office:value-type="string">
            <text:p text:style-name="P2">Char</text:p>
          </table:table-cell>
          <table:table-cell table:style-name="Table17.A1" office:value-type="string">
            <text:p text:style-name="P2">10</text:p>
          </table:table-cell>
          <table:table-cell table:style-name="Table17.A1" office:value-type="string">
            <text:p text:style-name="P2">DOC12485BR</text:p>
          </table:table-cell>
        </table:table-row>
        <table:table-row table:style-name="Table17.1">
          <table:table-cell table:style-name="Table17.A1" office:value-type="string">
            <text:p text:style-name="P2">TYPE</text:p>
          </table:table-cell>
          <table:table-cell table:style-name="Table17.A1" office:value-type="string">
            <text:p text:style-name="P2">Numerico</text:p>
          </table:table-cell>
          <table:table-cell table:style-name="Table17.A1" office:value-type="string">
            <text:p text:style-name="P2">1</text:p>
          </table:table-cell>
          <table:table-cell table:style-name="Table17.A1" office:value-type="string">
            <text:p text:style-name="P2">2</text:p>
          </table:table-cell>
        </table:table-row>
      </table:table>
      <text:p text:style-name="P11"><text:tab/>Descrição: um contrato pode ser criado sem ser confirmado (apenas para TYPE := 0). Por conta disto, SIGNDATE e EXPDATE podem ser nulos. TYPE é uma enumeração para codificar a hierarquia, como segue: 0 - Temp Plan Contract; 1 - Plan Contract; 2 - Advertising Contract.</text:p>
      <text:p text:style-name="P11"><text:tab/></text:p>
      <text:p text:style-name="P24">Payments e Billing:</text:p>
      <text:p text:style-name="P11"><text:tab/><text:span text:style-name="T1">Entidade Payments</text:span>: Registra todos os pagamentos efetuados.</text:p>
      <text:p text:style-name="P11"><text:tab/><text:tab/><text:span text:style-name="T4">payment_id</text:span>: Identificador único de um registro de pagamento.</text:p>
      <text:p text:style-name="P11"><text:tab/><text:tab/>received: Verdadeiro se o pagamento foi recebido. Útil para gatilhos e relatórios.</text:p>
      <text:p text:style-name="P11"><text:tab/><text:tab/>value: Valor do pagamento. Útil para relatórios.</text:p>
      <text:p text:style-name="P11"><text:tab/><text:tab/>date_received: Data de recebimento. Útil para relatórios.</text:p>
      <text:p text:style-name="P11"><text:tab/><text:span text:style-name="T3">Relacionamento Billing</text:span>: Codifica a relação entre um contrato e múltiplos pagamentos.</text:p>
      <text:p text:style-name="P11"><text:tab/><text:tab/>generation_date: Data em que a guia de pagamento foi gerada.</text:p>
      <text:p text:style-name="P11"><text:tab/><text:tab/>expire_date: Data em que a guia de pagamento expira. Necessária para gatilhos.</text:p>
      <text:p text:style-name="P11"/>
      <text:p text:style-name="P11">payment::(<text:span text:style-name="T4">PAYID</text:span>, VALUE, RECEIVED, GENDATE, EXPDATE, *DATERECEIV, _CONTRACTID)</text:p>
      <table:table table:name="Table18" table:style-name="Table18">
        <table:table-column table:style-name="Table18.A" table:number-columns-repeated="4"/>
        <table:table-row table:style-name="Table18.1">
          <table:table-cell table:style-name="Table18.A1" office:value-type="string">
            <text:p text:style-name="P2">Atributo</text:p>
          </table:table-cell>
          <table:table-cell table:style-name="Table18.A1" office:value-type="string">
            <text:p text:style-name="P2">Tipo</text:p>
          </table:table-cell>
          <table:table-cell table:style-name="Table18.A1" office:value-type="string">
            <text:p text:style-name="P2">Tamanho</text:p>
          </table:table-cell>
          <table:table-cell table:style-name="Table18.A1" office:value-type="string">
            <text:p text:style-name="P2">Exemplo</text:p>
          </table:table-cell>
        </table:table-row>
        <table:table-row table:style-name="Table18.1">
          <table:table-cell table:style-name="Table18.A1" office:value-type="string">
            <text:p text:style-name="P2">PAYID</text:p>
          </table:table-cell>
          <table:table-cell table:style-name="Table18.A1" office:value-type="string">
            <text:p text:style-name="P2">Char</text:p>
          </table:table-cell>
          <table:table-cell table:style-name="Table18.A1" office:value-type="string">
            <text:p text:style-name="P2">15</text:p>
          </table:table-cell>
          <table:table-cell table:style-name="Table18.A1" office:value-type="string">
            <text:p text:style-name="P2">PAY839203928394</text:p>
          </table:table-cell>
        </table:table-row>
        <table:table-row table:style-name="Table18.1">
          <table:table-cell table:style-name="Table18.A1" office:value-type="string">
            <text:p text:style-name="P2">VALUE</text:p>
          </table:table-cell>
          <table:table-cell table:style-name="Table18.A1" office:value-type="string">
            <text:p text:style-name="P2">Float</text:p>
          </table:table-cell>
          <table:table-cell table:style-name="Table18.A1" office:value-type="string">
            <text:p text:style-name="P2">7</text:p>
          </table:table-cell>
          <table:table-cell table:style-name="Table18.A1" office:value-type="string">
            <text:p text:style-name="P2">00019.90</text:p>
          </table:table-cell>
        </table:table-row>
        <table:table-row table:style-name="Table18.1">
          <table:table-cell table:style-name="Table18.A1" office:value-type="string">
            <text:p text:style-name="P2">RECEIVED</text:p>
          </table:table-cell>
          <table:table-cell table:style-name="Table18.A1" office:value-type="string">
            <text:p text:style-name="P2">Booleano</text:p>
          </table:table-cell>
          <table:table-cell table:style-name="Table18.A1" office:value-type="string">
            <text:p text:style-name="P2">1</text:p>
          </table:table-cell>
          <table:table-cell table:style-name="Table18.A1" office:value-type="string">
            <text:p text:style-name="P2">T</text:p>
          </table:table-cell>
        </table:table-row>
        <table:table-row table:style-name="Table18.1">
          <table:table-cell table:style-name="Table18.A1" office:value-type="string">
            <text:p text:style-name="P2">GENDATE</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2-10-2018</text:p>
          </table:table-cell>
        </table:table-row>
        <table:table-row table:style-name="Table18.1">
          <table:table-cell table:style-name="Table18.A1" office:value-type="string">
            <text:p text:style-name="P2">EXPDATE</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2-11-2018</text:p>
          </table:table-cell>
        </table:table-row>
        <table:table-row table:style-name="Table18.1">
          <table:table-cell table:style-name="Table18.A1" office:value-type="string">
            <text:p text:style-name="P2">DATERECEIV</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3-10-2018</text:p>
          </table:table-cell>
        </table:table-row>
      </table:table>
      <text:p text:style-name="P11"><text:tab/>Gatilho: Se EXPDATE for alcançada e RECEIVED for False, avalia o tipo de contrato. Se for Temp Plan Contract, apaga o contrato e muda o tipo de usuário para User. Caso contrário, notifica o responsável pelo contrato.</text:p>
      <text:p text:style-name="P11"><text:tab/>Gatilho: Quando RECEIVED for atualizado para True, verifica o tipo de contrato. Se for Temp Plan Contract, modifica contract.TYPE para Plan Contract e o(s) usuário(s) envolvido(s) para UserPremium. Caso contrário, não faz nada.</text:p>
      <text:p text:style-name="P11"/>
      <text:p text:style-name="P23">Restrições de integridade:</text:p>
      <text:p text:style-name="P4"><text:tab/><text:tab/><text:span text:style-name="T1">CONTRACTID</text:span>:</text:p>
      <text:p text:style-name="P17"><text:tab/>Delete: Set Null. Queremos manter o histórico de pagamentos mesmo que o contrato esteja depreciado.</text:p>
      <text:p text:style-name="P4"><text:tab/><text:tab/><text:tab/>Update: Restrict. Não nos interessa modificar identificadores de contratos.</text:p>
      <text:p text:style-name="P4"/>
      <text:p text:style-name="P24">Document:</text:p>
      <text:p text:style-name="P11"><text:tab/><text:span text:style-name="T1">Entidade Document</text:span>:</text:p>
      <text:p text:style-name="P11"><text:tab/><text:tab/><text:span text:style-name="T4">document_id</text:span>: Identificador único.</text:p>
      <text:p text:style-name="P11"><text:tab/><text:tab/>document_location: Local onde o documento está armazenado. Único.</text:p>
      <text:p text:style-name="P11"/>
      <text:p text:style-name="P11">document::(<text:span text:style-name="T4">DOCID</text:span>, DOCLOC)</text:p>
      <table:table table:name="Table19" table:style-name="Table19">
        <table:table-column table:style-name="Table19.A" table:number-columns-repeated="4"/>
        <table:table-row table:style-name="Table19.1">
          <table:table-cell table:style-name="Table19.A1" office:value-type="string">
            <text:p text:style-name="P2">Atributo</text:p>
          </table:table-cell>
          <table:table-cell table:style-name="Table19.A1" office:value-type="string">
            <text:p text:style-name="P2">Tipo</text:p>
          </table:table-cell>
          <table:table-cell table:style-name="Table19.A1" office:value-type="string">
            <text:p text:style-name="P2">Tamanho</text:p>
          </table:table-cell>
          <table:table-cell table:style-name="Table19.A1" office:value-type="string">
            <text:p text:style-name="P2">Exemplo</text:p>
          </table:table-cell>
        </table:table-row>
        <table:table-row table:style-name="Table19.1">
          <table:table-cell table:style-name="Table19.A1" office:value-type="string">
            <text:p text:style-name="P2">DOCID</text:p>
          </table:table-cell>
          <table:table-cell table:style-name="Table19.A1" office:value-type="string">
            <text:p text:style-name="P2">Char</text:p>
          </table:table-cell>
          <table:table-cell table:style-name="Table19.A1" office:value-type="string">
            <text:p text:style-name="P2">10</text:p>
          </table:table-cell>
          <table:table-cell table:style-name="Table19.A1" office:value-type="string">
            <text:p text:style-name="P2">DOC12485BR</text:p>
          </table:table-cell>
        </table:table-row>
        <table:table-row table:style-name="Table19.1">
          <table:table-cell table:style-name="Table19.A1" office:value-type="string">
            <text:p text:style-name="P2">DOCLOC</text:p>
          </table:table-cell>
          <table:table-cell table:style-name="Table19.A1" office:value-type="string">
            <text:p text:style-name="P2">Varchar</text:p>
          </table:table-cell>
          <table:table-cell table:style-name="Table19.A1" office:value-type="string">
            <text:p text:style-name="P2">30</text:p>
          </table:table-cell>
          <table:table-cell table:style-name="Table19.A1" office:value-type="string">
            <text:p text:style-name="P2">./data/Docs/myDOC12485BR.pdf</text:p>
          </table:table-cell>
        </table:table-row>
      </table:table>
      <text:p text:style-name="P1"/>
      <text:p text:style-name="P10"/>
      <text:p text:style-name="P24">Advertiser:</text:p>
      <text:p text:style-name="P11"><text:tab/><text:span text:style-name="T1">Entidade Advertiser</text:span>: Representa anunciantes contratantes.</text:p>
      <text:p text:style-name="P11"><text:tab/><text:tab/><text:span text:style-name="T4">advertiser_id</text:span>: Identificador único. Útil para consultas.</text:p>
      <text:p text:style-name="P11"><text:tab/><text:tab/>advertiser_name: Nome do anunciante.</text:p>
      <text:p text:style-name="P11"><text:tab/><text:tab/>contact_info: Informações de contato. Podem ser múltiplos valores.</text:p>
      <text:p text:style-name="P11"/>
      <text:p text:style-name="P11">advertiser::(<text:span text:style-name="T4">ADVID</text:span>, ADVNAME)</text:p>
      <table:table table:name="Table20" table:style-name="Table20">
        <table:table-column table:style-name="Table20.A" table:number-columns-repeated="4"/>
        <table:table-row table:style-name="Table20.1">
          <table:table-cell table:style-name="Table20.A1" office:value-type="string">
            <text:p text:style-name="P2">Atributo</text:p>
          </table:table-cell>
          <table:table-cell table:style-name="Table20.A1" office:value-type="string">
            <text:p text:style-name="P2">Tipo</text:p>
          </table:table-cell>
          <table:table-cell table:style-name="Table20.A1" office:value-type="string">
            <text:p text:style-name="P2">Tamanho</text:p>
          </table:table-cell>
          <table:table-cell table:style-name="Table20.A1" office:value-type="string">
            <text:p text:style-name="P2">Exemplo</text:p>
          </table:table-cell>
        </table:table-row>
        <table:table-row table:style-name="Table20.1">
          <table:table-cell table:style-name="Table20.A1" office:value-type="string">
            <text:p text:style-name="P2">ADVID</text:p>
          </table:table-cell>
          <table:table-cell table:style-name="Table20.A1" office:value-type="string">
            <text:p text:style-name="P2">Char</text:p>
          </table:table-cell>
          <table:table-cell table:style-name="Table20.A1" office:value-type="string">
            <text:p text:style-name="P2">12</text:p>
          </table:table-cell>
          <table:table-cell table:style-name="Table20.A1" office:value-type="string">
            <text:p text:style-name="P2">ADV740592839</text:p>
          </table:table-cell>
        </table:table-row>
        <table:table-row table:style-name="Table20.1">
          <table:table-cell table:style-name="Table20.A1" office:value-type="string">
            <text:p text:style-name="P2">ADVNAME</text:p>
          </table:table-cell>
          <table:table-cell table:style-name="Table20.A1" office:value-type="string">
            <text:p text:style-name="P2">Varchar</text:p>
          </table:table-cell>
          <table:table-cell table:style-name="Table20.A1" office:value-type="string">
            <text:p text:style-name="P2">30</text:p>
          </table:table-cell>
          <table:table-cell table:style-name="Table20.A1" office:value-type="string">
            <text:p text:style-name="P2">Crina Brilhante SA</text:p>
          </table:table-cell>
        </table:table-row>
      </table:table>
      <text:p text:style-name="P1"/>
      <text:p text:style-name="P11">adv_contact::(_<text:span text:style-name="T4">ADVID</text:span>, CONTACT)</text:p>
      <table:table table:name="Table21" table:style-name="Table21">
        <table:table-column table:style-name="Table21.A" table:number-columns-repeated="4"/>
        <table:table-row table:style-name="Table21.1">
          <table:table-cell table:style-name="Table21.A1" office:value-type="string">
            <text:p text:style-name="P2">Atributo</text:p>
          </table:table-cell>
          <table:table-cell table:style-name="Table21.A1" office:value-type="string">
            <text:p text:style-name="P2">Tipo</text:p>
          </table:table-cell>
          <table:table-cell table:style-name="Table21.A1" office:value-type="string">
            <text:p text:style-name="P2">Tamanho</text:p>
          </table:table-cell>
          <table:table-cell table:style-name="Table21.A1" office:value-type="string">
            <text:p text:style-name="P2">Exemplo</text:p>
          </table:table-cell>
        </table:table-row>
        <table:table-row table:style-name="Table21.1">
          <table:table-cell table:style-name="Table21.A1" office:value-type="string">
            <text:p text:style-name="P2">ADVID</text:p>
          </table:table-cell>
          <table:table-cell table:style-name="Table21.A1" office:value-type="string">
            <text:p text:style-name="P2">Char</text:p>
          </table:table-cell>
          <table:table-cell table:style-name="Table21.A1" office:value-type="string">
            <text:p text:style-name="P2">12</text:p>
          </table:table-cell>
          <table:table-cell table:style-name="Table21.A1" office:value-type="string">
            <text:p text:style-name="P2">ADV740592839</text:p>
          </table:table-cell>
        </table:table-row>
        <table:table-row table:style-name="Table21.1">
          <table:table-cell table:style-name="Table21.A1" office:value-type="string">
            <text:p text:style-name="P2">CONTACT</text:p>
          </table:table-cell>
          <table:table-cell table:style-name="Table21.A1" office:value-type="string">
            <text:p text:style-name="P2">Varchar</text:p>
          </table:table-cell>
          <table:table-cell table:style-name="Table21.A1" office:value-type="string">
            <text:p text:style-name="P2">50</text:p>
          </table:table-cell>
          <table:table-cell table:style-name="Table21.A1" office:value-type="string">
            <text:p text:style-name="P2">Rua dos bobos nr 0</text:p>
          </table:table-cell>
        </table:table-row>
      </table:table>
      <text:p text:style-name="P1"/>
      <text:p text:style-name="P23">Restrições de integridade:</text:p>
      <text:p text:style-name="P4"><text:tab/><text:tab/><text:span text:style-name="T1">ADVID</text:span>: </text:p>
      <text:p text:style-name="P16">Delete: Cascade. Se o anunciante for removido da base de dados, não nos interessa manter suas informações de contato.</text:p>
      <text:p text:style-name="P16">Update: Restrict. Não nos interessa modificar identificadores de anunciantes.</text:p>
      <text:p text:style-name="P14"/>
      <text:p text:style-name="P24">Signs:</text:p>
      <text:p text:style-name="P11"><text:tab/><text:span text:style-name="T3">Relacionamento Signs</text:span>: Um anunciante pode ter múltiplos contratos para exibição de seus diferentes anúncios e variados interesses de publicidade.</text:p>
      <text:p text:style-name="P11"/>
      <text:p text:style-name="P11">signed::(_<text:span text:style-name="T4">CONTRACTID</text:span>, _<text:span text:style-name="T4">ADVID</text:span>)</text:p>
      <table:table table:name="Table22" table:style-name="Table22">
        <table:table-column table:style-name="Table22.A" table:number-columns-repeated="4"/>
        <table:table-row table:style-name="Table22.1">
          <table:table-cell table:style-name="Table22.A1" office:value-type="string">
            <text:p text:style-name="P2">Atributo</text:p>
          </table:table-cell>
          <table:table-cell table:style-name="Table22.A1" office:value-type="string">
            <text:p text:style-name="P2">Tipo</text:p>
          </table:table-cell>
          <table:table-cell table:style-name="Table22.A1" office:value-type="string">
            <text:p text:style-name="P2">Tamanho</text:p>
          </table:table-cell>
          <table:table-cell table:style-name="Table22.A1" office:value-type="string">
            <text:p text:style-name="P2">Exemplo</text:p>
          </table:table-cell>
        </table:table-row>
        <table:table-row table:style-name="Table22.1">
          <table:table-cell table:style-name="Table22.A1" office:value-type="string">
            <text:p text:style-name="P2">CONTRACTID</text:p>
          </table:table-cell>
          <table:table-cell table:style-name="Table22.A1" office:value-type="string">
            <text:p text:style-name="P2">Char </text:p>
          </table:table-cell>
          <table:table-cell table:style-name="Table22.A1" office:value-type="string">
            <text:p text:style-name="P2">10</text:p>
          </table:table-cell>
          <table:table-cell table:style-name="Table22.A1" office:value-type="string">
            <text:p text:style-name="P2">CT38B978BR</text:p>
          </table:table-cell>
        </table:table-row>
        <table:table-row table:style-name="Table22.1">
          <table:table-cell table:style-name="Table22.A1" office:value-type="string">
            <text:p text:style-name="P2">ADVID</text:p>
          </table:table-cell>
          <table:table-cell table:style-name="Table22.A1" office:value-type="string">
            <text:p text:style-name="P2">Char </text:p>
          </table:table-cell>
          <table:table-cell table:style-name="Table22.A1" office:value-type="string">
            <text:p text:style-name="P2">12</text:p>
          </table:table-cell>
          <table:table-cell table:style-name="Table22.A1" office:value-type="string">
            <text:p text:style-name="P2">ADV740592839</text:p>
          </table:table-cell>
        </table:table-row>
      </table:table>
      <text:p text:style-name="P1"/>
      <text:p text:style-name="P23">Restrições de integridade:</text:p>
      <text:p text:style-name="P17"><text:span text:style-name="T1">CONTRACTID</text:span>:<text:line-break/><text:tab/><text:tab/>Delete: Restrict. O contrato com anunciantes só é removido da base de dados através de um gatilho por conta da data de fim de contrato. </text:p>
      <text:p text:style-name="P4"><text:tab/><text:tab/><text:tab/>Update: Restrict. Não nos interessa modificar identificadores de contrato.</text:p>
      <text:p text:style-name="P14"><text:span text:style-name="T1">ADVID</text:span>:</text:p>
      <text:p text:style-name="P16">Delete: Restrict. Um anunciante só é removido da base de dados através de uma transação onde as informações de contrato e serão tratadas primeiro.</text:p>
      <text:p text:style-name="P16">Update: Restrict. Não nos interesse modificar identificadores de anunciantes.</text:p>
      <text:p text:style-name="P4"/>
      <text:p text:style-name="P21">Advertise: </text:p>
      <text:p text:style-name="P4"><text:tab/><text:span text:style-name="T1">Entidade Advertise</text:span>: Representa os anúncios do UdD.</text:p>
      <text:p text:style-name="P4"><text:tab/><text:tab/><text:span text:style-name="T4">advertise_id</text:span>: Identificador único do anúncio.</text:p>
      <text:p text:style-name="P4"><text:tab/><text:tab/>shown_count: O número de vezes que o anúncio foi aprensentado. Útil para relatórios.</text:p>
      <text:p text:style-name="P4"><text:tab/><text:tab/>clicked_count: Número de vezes em que foi clicado. Útil para relatórios.</text:p>
      <text:p text:style-name="P4"/>
      <text:p text:style-name="P11">advertise::(<text:span text:style-name="T4">ADID</text:span>, SHOWCOUNT, CLICKCOUNT)</text:p>
      <table:table table:name="Table23" table:style-name="Table23">
        <table:table-column table:style-name="Table23.A" table:number-columns-repeated="4"/>
        <table:table-row table:style-name="Table23.1">
          <table:table-cell table:style-name="Table23.A1" office:value-type="string">
            <text:p text:style-name="P2">Atributo</text:p>
          </table:table-cell>
          <table:table-cell table:style-name="Table23.A1" office:value-type="string">
            <text:p text:style-name="P2">Tipo</text:p>
          </table:table-cell>
          <table:table-cell table:style-name="Table23.A1" office:value-type="string">
            <text:p text:style-name="P2">Tamanho</text:p>
          </table:table-cell>
          <table:table-cell table:style-name="Table23.A1" office:value-type="string">
            <text:p text:style-name="P2">Exemplo</text:p>
          </table:table-cell>
        </table:table-row>
        <table:table-row table:style-name="Table23.1">
          <table:table-cell table:style-name="Table23.A1" office:value-type="string">
            <text:p text:style-name="P2">ADID</text:p>
          </table:table-cell>
          <table:table-cell table:style-name="Table23.A1" office:value-type="string">
            <text:p text:style-name="P2">Char </text:p>
          </table:table-cell>
          <table:table-cell table:style-name="Table23.A1" office:value-type="string">
            <text:p text:style-name="P2">10</text:p>
          </table:table-cell>
          <table:table-cell table:style-name="Table23.A1" office:value-type="string">
            <text:p text:style-name="P2">AD840293847</text:p>
          </table:table-cell>
        </table:table-row>
        <table:table-row table:style-name="Table23.1">
          <table:table-cell table:style-name="Table23.A1" office:value-type="string">
            <text:p text:style-name="P2">SHOWCOUNT</text:p>
          </table:table-cell>
          <table:table-cell table:style-name="Table23.A1" office:value-type="string">
            <text:p text:style-name="P2">Numerico</text:p>
          </table:table-cell>
          <table:table-cell table:style-name="Table23.A1" office:value-type="string">
            <text:p text:style-name="P2">3</text:p>
          </table:table-cell>
          <table:table-cell table:style-name="Table23.A1" office:value-type="string">
            <text:p text:style-name="P2">250</text:p>
          </table:table-cell>
        </table:table-row>
        <table:table-row table:style-name="Table23.1">
          <table:table-cell table:style-name="Table23.A1" office:value-type="string">
            <text:p text:style-name="P2">CLICKCOUNT</text:p>
          </table:table-cell>
          <table:table-cell table:style-name="Table23.A1" office:value-type="string">
            <text:p text:style-name="P2">Numerico</text:p>
          </table:table-cell>
          <table:table-cell table:style-name="Table23.A1" office:value-type="string">
            <text:p text:style-name="P2">3</text:p>
          </table:table-cell>
          <table:table-cell table:style-name="Table23.A1" office:value-type="string">
            <text:p text:style-name="P2">10</text:p>
          </table:table-cell>
        </table:table-row>
      </table:table>
      <text:p text:style-name="P1"/>
      <text:p text:style-name="P8"/>
      <text:p text:style-name="P21">Reaches:</text:p>
      <text:p text:style-name="P4"><text:tab/><text:span text:style-name="T3">Relacionamento Reaches</text:span>: Codifica relação de usuários que clicou em um dado anúncio.</text:p>
      <text:p text:style-name="P4"/>
      <text:p text:style-name="P11">clickers::(_<text:span text:style-name="T4">ADID</text:span>, _<text:span text:style-name="T4">USERID</text:span>)</text:p>
      <table:table table:name="Table24" table:style-name="Table24">
        <table:table-column table:style-name="Table24.A" table:number-columns-repeated="4"/>
        <table:table-row table:style-name="Table24.1">
          <table:table-cell table:style-name="Table24.A1" office:value-type="string">
            <text:p text:style-name="P2">Atributo</text:p>
          </table:table-cell>
          <table:table-cell table:style-name="Table24.A1" office:value-type="string">
            <text:p text:style-name="P2">Tipo</text:p>
          </table:table-cell>
          <table:table-cell table:style-name="Table24.A1" office:value-type="string">
            <text:p text:style-name="P2">Tamanho</text:p>
          </table:table-cell>
          <table:table-cell table:style-name="Table24.A1" office:value-type="string">
            <text:p text:style-name="P2">Exemplo</text:p>
          </table:table-cell>
        </table:table-row>
        <table:table-row table:style-name="Table24.1">
          <table:table-cell table:style-name="Table24.A1" office:value-type="string">
            <text:p text:style-name="P2">ADID</text:p>
          </table:table-cell>
          <table:table-cell table:style-name="Table24.A1" office:value-type="string">
            <text:p text:style-name="P2">Char</text:p>
          </table:table-cell>
          <table:table-cell table:style-name="Table24.A1" office:value-type="string">
            <text:p text:style-name="P2">10</text:p>
          </table:table-cell>
          <table:table-cell table:style-name="Table24.A1" office:value-type="string">
            <text:p text:style-name="P2">AD840293847</text:p>
          </table:table-cell>
        </table:table-row>
        <table:table-row table:style-name="Table24.1">
          <table:table-cell table:style-name="Table24.A1" office:value-type="string">
            <text:p text:style-name="P2">USERID</text:p>
          </table:table-cell>
          <table:table-cell table:style-name="Table24.A1" office:value-type="string">
            <text:p text:style-name="P2">Char</text:p>
          </table:table-cell>
          <table:table-cell table:style-name="Table24.A1" office:value-type="string">
            <text:p text:style-name="P2">15</text:p>
          </table:table-cell>
          <table:table-cell table:style-name="Table24.A1" office:value-type="string">
            <text:p text:style-name="P2">SR38A9C5BR</text:p>
          </table:table-cell>
        </table:table-row>
      </table:table>
      <text:p text:style-name="P1"/>
      <text:p text:style-name="P23">Restrições de integridade:</text:p>
      <text:p text:style-name="P14"><text:span text:style-name="T1">ADID</text:span>:</text:p>
      <text:p text:style-name="P16">Delete: Cascade. Quando um anúncio for removido, suas informações serão desconsideradas.</text:p>
      <text:p text:style-name="P16">Update: Restrict. Não nos interessa modificar identificadores de anúncio.</text:p>
      <text:p text:style-name="P14"><text:span text:style-name="T1">USERID</text:span>:</text:p>
      <text:p text:style-name="P16">Delete: Set Null.</text:p>
      <text:p text:style-name="P16">Update: Restrict. Não nos interessa modificar identificadores de usuário.</text:p>
      <text:p text:style-name="P6"/>
      <text:p text:style-name="P21">Covers:</text:p>
      <text:p text:style-name="P4"><text:tab/><text:span text:style-name="T3">Relacionamento Covers</text:span>: Um contrato cobre um dado número de anúncios em um conjunto de países a serem apresentados.</text:p>
      <text:p text:style-name="P4"/>
      <text:p text:style-name="P11">covers::(_<text:span text:style-name="T4">ADID</text:span>, _<text:span text:style-name="T4">COUNTRYID</text:span>, *_<text:span text:style-name="T4">CONTRACTID</text:span>)</text:p>
      <table:table table:name="Table25" table:style-name="Table25">
        <table:table-column table:style-name="Table25.A" table:number-columns-repeated="4"/>
        <table:table-row table:style-name="Table25.1">
          <table:table-cell table:style-name="Table25.A1" office:value-type="string">
            <text:p text:style-name="P2">Atributo</text:p>
          </table:table-cell>
          <table:table-cell table:style-name="Table25.A1" office:value-type="string">
            <text:p text:style-name="P2">Tipo</text:p>
          </table:table-cell>
          <table:table-cell table:style-name="Table25.A1" office:value-type="string">
            <text:p text:style-name="P2">Tamanho</text:p>
          </table:table-cell>
          <table:table-cell table:style-name="Table25.A1" office:value-type="string">
            <text:p text:style-name="P2">Exemplo</text:p>
          </table:table-cell>
        </table:table-row>
        <table:table-row table:style-name="Table25.1">
          <table:table-cell table:style-name="Table25.A1" office:value-type="string">
            <text:p text:style-name="P2">CONTRACTID</text:p>
          </table:table-cell>
          <table:table-cell table:style-name="Table25.A1" office:value-type="string">
            <text:p text:style-name="P2">Char</text:p>
          </table:table-cell>
          <table:table-cell table:style-name="Table25.A1" office:value-type="string">
            <text:p text:style-name="P2">10</text:p>
          </table:table-cell>
          <table:table-cell table:style-name="Table25.A1" office:value-type="string">
            <text:p text:style-name="P2">CT38B978BR</text:p>
          </table:table-cell>
        </table:table-row>
        <table:table-row table:style-name="Table25.1">
          <table:table-cell table:style-name="Table25.A1" office:value-type="string">
            <text:p text:style-name="P2">COUNTRYID</text:p>
          </table:table-cell>
          <table:table-cell table:style-name="Table25.A1" office:value-type="string">
            <text:p text:style-name="P2">Char </text:p>
          </table:table-cell>
          <table:table-cell table:style-name="Table25.A1" office:value-type="string">
            <text:p text:style-name="P2">3</text:p>
          </table:table-cell>
          <table:table-cell table:style-name="Table25.A1" office:value-type="string">
            <text:p text:style-name="P2">FRA</text:p>
          </table:table-cell>
        </table:table-row>
        <table:table-row table:style-name="Table25.1">
          <table:table-cell table:style-name="Table25.A1" office:value-type="string">
            <text:p text:style-name="P2">ADID</text:p>
          </table:table-cell>
          <table:table-cell table:style-name="Table25.A1" office:value-type="string">
            <text:p text:style-name="P2">Char</text:p>
          </table:table-cell>
          <table:table-cell table:style-name="Table25.A1" office:value-type="string">
            <text:p text:style-name="P2">10</text:p>
          </table:table-cell>
          <table:table-cell table:style-name="Table25.A1" office:value-type="string">
            <text:p text:style-name="P2">AD840293847</text:p>
          </table:table-cell>
        </table:table-row>
      </table:table>
      <text:p text:style-name="P1"/>
      <text:p text:style-name="P23">Restrições de integridade:</text:p>
      <text:p text:style-name="P14"><text:span text:style-name="T1">ADID</text:span>:</text:p>
      <text:p text:style-name="P16">Delete: Cascade. Quando um anúncio for removido, sua atuação deve ser removida.</text:p>
      <text:p text:style-name="P16">Update: Restrict. Não nos interessa modificar identificadores de anúncio.</text:p>
      <text:p text:style-name="P14"><text:span text:style-name="T1">CONTRACTID</text:span>:</text:p>
      <text:p text:style-name="P16">Delete: Restrict. Um contrato só pode ser removido dada uma sequência bem definida de passos, onde seus relacionamentos serão removidos primeiro.</text:p>
      <text:p text:style-name="P16">Update: Não nos interessa modificar identificadores de contrato.</text:p>
      <text:p text:style-name="P14"><text:span text:style-name="T1">COUNTRYID</text:span>:</text:p>
      <text:p text:style-name="P16">Delete: Restrict. Um país não pode ser removido se houver um contrato vinculado a ele.</text:p>
      <text:p text:style-name="P15"><text:tab/><text:tab/>Update: Cascad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date>2018-12-01T10:40:55.263269009</dc:date>
    <meta:editing-duration>PT51S</meta:editing-duration>
    <meta:editing-cycles>2</meta:editing-cycles>
    <meta:document-statistic meta:table-count="25" meta:image-count="0" meta:object-count="0" meta:page-count="25" meta:paragraph-count="670" meta:word-count="2658" meta:character-count="18539" meta:non-whitespace-character-count="16296"/>
  </office:meta>
</office:document-meta>
</file>